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920000020FE62532CF9C1A3943.png" manifest:media-type="image/png"/>
  <manifest:file-entry manifest:full-path="Pictures/10000201000004970000015C16D5BD46FA243881.png" manifest:media-type="image/png"/>
  <manifest:file-entry manifest:full-path="Pictures/10000201000001BD00000213C72167434A54B32F.png" manifest:media-type="image/png"/>
  <manifest:file-entry manifest:full-path="Pictures/100002010000025200000286321841DDDE4B2D08.png" manifest:media-type="image/png"/>
  <manifest:file-entry manifest:full-path="Pictures/100002010000021E00000212BC6EBE00721F198E.png" manifest:media-type="image/png"/>
  <manifest:file-entry manifest:full-path="Pictures/10000201000002D0000001ECA674EF9E48DADFD3.png" manifest:media-type="image/png"/>
  <manifest:file-entry manifest:full-path="Pictures/100002010000026D000001697140863E9DF3A8F7.png" manifest:media-type="image/png"/>
  <manifest:file-entry manifest:full-path="Pictures/100002010000020E000001E9574B9E7D74E24292.png" manifest:media-type="image/png"/>
  <manifest:file-entry manifest:full-path="Pictures/10000201000002C9000001F879365B4C8689765E.png" manifest:media-type="image/png"/>
  <manifest:file-entry manifest:full-path="Pictures/100002010000024D0000016B0DE27B155FE53F42.png" manifest:media-type="image/png"/>
  <manifest:file-entry manifest:full-path="Pictures/100002010000018B0000019530903DAA093475A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5.9493in" style:rel-column-width="58251*"/>
    </style:style>
    <style:style style:name="Table5.B" style:family="table-column">
      <style:table-column-properties style:column-width="0.7438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5.9493in" style:rel-column-width="58251*"/>
    </style:style>
    <style:style style:name="Table7.B" style:family="table-column">
      <style:table-column-properties style:column-width="0.7438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5.9493in" style:rel-column-width="58251*"/>
    </style:style>
    <style:style style:name="Table8.B" style:family="table-column">
      <style:table-column-properties style:column-width="0.7438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5.9493in" style:rel-column-width="58251*"/>
    </style:style>
    <style:style style:name="Table9.B" style:family="table-column">
      <style:table-column-properties style:column-width="0.7438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5.9493in" style:rel-column-width="58251*"/>
    </style:style>
    <style:style style:name="Table10.B" style:family="table-column">
      <style:table-column-properties style:column-width="0.7438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5.9493in" style:rel-column-width="58251*"/>
    </style:style>
    <style:style style:name="Table11.B" style:family="table-column">
      <style:table-column-properties style:column-width="0.7438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5.9493in" style:rel-column-width="58251*"/>
    </style:style>
    <style:style style:name="Table12.B" style:family="table-column">
      <style:table-column-properties style:column-width="0.7438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5.9493in" style:rel-column-width="58251*"/>
    </style:style>
    <style:style style:name="Table13.B" style:family="table-column">
      <style:table-column-properties style:column-width="0.7438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5.9493in" style:rel-column-width="58251*"/>
    </style:style>
    <style:style style:name="Table14.B" style:family="table-column">
      <style:table-column-properties style:column-width="0.7438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9493in" style:rel-column-width="58251*"/>
    </style:style>
    <style:style style:name="Table15.B" style:family="table-column">
      <style:table-column-properties style:column-width="0.7438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5.9493in" style:rel-column-width="58251*"/>
    </style:style>
    <style:style style:name="Table16.B" style:family="table-column">
      <style:table-column-properties style:column-width="0.7438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5.9493in" style:rel-column-width="58251*"/>
    </style:style>
    <style:style style:name="Table17.B" style:family="table-column">
      <style:table-column-properties style:column-width="0.7438in" style:rel-column-width="7284*"/>
    </style:style>
    <style:style style:name="Table17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1bb1f" officeooo:paragraph-rsid="0011bb1f"/>
    </style:style>
    <style:style style:name="P2" style:family="paragraph" style:parent-style-name="List" style:list-style-name="L1">
      <style:text-properties style:font-name="Liberation Serif" fo:font-size="14pt" style:font-size-asian="14pt" style:font-size-complex="14pt"/>
    </style:style>
    <style:style style:name="P3" style:family="paragraph" style:parent-style-name="List">
      <style:text-properties style:font-name="Liberation Serif" fo:font-size="14pt" fo:font-style="italic" officeooo:rsid="00259a98" officeooo:paragraph-rsid="002a4a30" style:font-size-asian="14pt" style:font-style-asian="italic" style:font-size-complex="14pt" style:font-style-complex="italic"/>
    </style:style>
    <style:style style:name="P4" style:family="paragraph" style:parent-style-name="List">
      <style:text-properties style:font-name="Liberation Serif" fo:font-size="14pt" fo:font-style="italic" officeooo:rsid="002adbf2" officeooo:paragraph-rsid="002adbf2" style:font-size-asian="14pt" style:font-style-asian="italic" style:font-size-complex="14pt" style:font-style-complex="italic"/>
    </style:style>
    <style:style style:name="P5" style:family="paragraph" style:parent-style-name="List">
      <style:text-properties style:font-name="Liberation Serif" fo:font-size="14pt" fo:font-style="normal" officeooo:rsid="00259a98" officeooo:paragraph-rsid="00259a98" style:font-size-asian="14pt" style:font-style-asian="normal" style:font-size-complex="14pt" style:font-style-complex="normal"/>
    </style:style>
    <style:style style:name="P6" style:family="paragraph" style:parent-style-name="List">
      <style:text-properties style:font-name="Liberation Serif" fo:font-size="14pt" fo:font-style="normal" officeooo:rsid="002adbf2" officeooo:paragraph-rsid="002adbf2" style:font-size-asian="14pt" style:font-style-asian="normal" style:font-size-complex="14pt" style:font-style-complex="normal"/>
    </style:style>
    <style:style style:name="P7" style:family="paragraph" style:parent-style-name="List">
      <style:text-properties style:font-name="Liberation Serif" officeooo:paragraph-rsid="002adbf2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text-properties style:font-name="Liberation Serif" fo:font-size="14pt" fo:font-style="normal" officeooo:rsid="00225585" style:font-size-asian="14pt" style:font-style-asian="normal" style:font-size-complex="14pt" style:font-style-complex="normal"/>
    </style:style>
    <style:style style:name="P10" style:family="paragraph" style:parent-style-name="Standard">
      <style:text-properties style:font-name="Liberation Serif" fo:font-size="14pt" fo:font-style="normal" fo:font-weight="normal" officeooo:rsid="00746d6b" officeooo:paragraph-rsid="00746d6b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paragraph-rsid="0035e146"/>
    </style:style>
    <style:style style:name="P12" style:family="paragraph" style:parent-style-name="Standard">
      <style:text-properties style:font-name="Liberation Serif" officeooo:paragraph-rsid="006450ae"/>
    </style:style>
    <style:style style:name="P13" style:family="paragraph" style:parent-style-name="Text_20_body">
      <style:text-properties style:font-name="Liberation Serif" officeooo:paragraph-rsid="01157f8c"/>
    </style:style>
    <style:style style:name="P14" style:family="paragraph" style:parent-style-name="Heading_20_1">
      <style:text-properties style:font-name="Liberation Serif"/>
    </style:style>
    <style:style style:name="P15" style:family="paragraph" style:parent-style-name="Heading_20_1">
      <style:text-properties style:font-name="Liberation Serif" officeooo:rsid="01157f8c" officeooo:paragraph-rsid="01157f8c"/>
    </style:style>
    <style:style style:name="P16" style:family="paragraph" style:parent-style-name="First_20_line_20_indent">
      <style:text-properties style:text-position="0% 100%" style:font-name="Liberation Serif" fo:font-size="14pt" fo:font-style="normal" officeooo:rsid="00810445" officeooo:paragraph-rsid="00810445" style:font-size-asian="12.25pt" style:font-style-asian="normal" style:font-size-complex="14pt" style:font-style-complex="normal"/>
    </style:style>
    <style:style style:name="P17" style:family="paragraph" style:parent-style-name="First_20_line_20_indent">
      <style:paragraph-properties fo:text-align="justify" style:justify-single-word="false"/>
      <style:text-properties style:text-position="0% 100%" style:font-name="Liberation Serif" fo:font-size="14pt" fo:font-style="normal" officeooo:rsid="008c3f25" officeooo:paragraph-rsid="00907d17" style:font-size-asian="12.25pt" style:font-style-asian="normal" style:font-size-complex="14pt" style:font-style-complex="normal"/>
    </style:style>
    <style:style style:name="P18" style:family="paragraph" style:parent-style-name="First_20_line_20_indent">
      <style:text-properties style:text-position="0% 100%" style:font-name="Liberation Serif" fo:font-size="14pt" fo:font-style="normal" officeooo:rsid="00e46e8a" officeooo:paragraph-rsid="00e46e8a" style:font-size-asian="12.25pt" style:font-style-asian="normal" style:font-size-complex="14pt" style:font-style-complex="normal"/>
    </style:style>
    <style:style style:name="P19" style:family="paragraph" style:parent-style-name="First_20_line_20_indent">
      <style:text-properties style:text-position="0% 100%" style:font-name="Liberation Serif" fo:font-size="14pt" fo:font-style="normal" officeooo:rsid="00e22cf7" officeooo:paragraph-rsid="00e22cf7" style:font-size-asian="12.25pt" style:font-style-asian="normal" style:font-size-complex="14pt" style:font-style-complex="normal"/>
    </style:style>
    <style:style style:name="P20" style:family="paragraph" style:parent-style-name="First_20_line_20_indent">
      <style:text-properties style:text-position="0% 100%" style:font-name="Liberation Serif" fo:font-size="14pt" fo:font-style="normal" officeooo:rsid="00ff5a97" officeooo:paragraph-rsid="00ff5a97" style:font-size-asian="12.25pt" style:font-style-asian="normal" style:font-size-complex="14pt" style:font-style-complex="normal"/>
    </style:style>
    <style:style style:name="P21" style:family="paragraph" style:parent-style-name="First_20_line_20_indent" style:list-style-name="L4">
      <style:text-properties style:text-position="0% 100%" style:font-name="Liberation Serif" fo:font-size="14pt" fo:font-style="normal" officeooo:rsid="00ffdea1" officeooo:paragraph-rsid="010cb0d1" style:font-size-asian="12.25pt" style:font-style-asian="normal" style:font-size-complex="14pt" style:font-style-complex="normal"/>
    </style:style>
    <style:style style:name="P22" style:family="paragraph" style:parent-style-name="First_20_line_20_indent">
      <style:text-properties style:text-position="0% 100%" style:font-name="Liberation Serif" fo:font-size="14pt" fo:font-style="normal" officeooo:rsid="0101f65b" officeooo:paragraph-rsid="0101f65b" style:font-size-asian="12.25pt" style:font-style-asian="normal" style:font-size-complex="14pt" style:font-style-complex="normal"/>
    </style:style>
    <style:style style:name="P23" style:family="paragraph" style:parent-style-name="First_20_line_20_indent" style:list-style-name="L5">
      <style:text-properties style:text-position="0% 100%" style:font-name="Liberation Serif" fo:font-size="14pt" fo:font-style="normal" officeooo:rsid="010381d1" officeooo:paragraph-rsid="010381d1" style:font-size-asian="12.25pt" style:font-style-asian="normal" style:font-size-complex="14pt" style:font-style-complex="normal"/>
    </style:style>
    <style:style style:name="P24" style:family="paragraph" style:parent-style-name="First_20_line_20_indent" style:list-style-name="L5">
      <style:text-properties style:text-position="0% 100%" style:font-name="Liberation Serif" fo:font-size="14pt" fo:font-style="normal" officeooo:rsid="010381d1" officeooo:paragraph-rsid="01051e6f" style:font-size-asian="12.25pt" style:font-style-asian="normal" style:font-size-complex="14pt" style:font-style-complex="normal"/>
    </style:style>
    <style:style style:name="P25" style:family="paragraph" style:parent-style-name="First_20_line_20_indent">
      <style:text-properties style:text-position="0% 100%" style:font-name="Liberation Serif" fo:font-size="14pt" fo:font-style="normal" officeooo:rsid="010542fe" officeooo:paragraph-rsid="010542fe" style:font-size-asian="12.25pt" style:font-style-asian="normal" style:font-size-complex="14pt" style:font-style-complex="normal"/>
    </style:style>
    <style:style style:name="P26" style:family="paragraph" style:parent-style-name="First_20_line_20_indent">
      <style:text-properties style:text-position="0% 100%" style:font-name="Liberation Serif" fo:font-size="14pt" fo:font-style="normal" officeooo:rsid="01070a66" officeooo:paragraph-rsid="01070a66" style:font-size-asian="12.25pt" style:font-style-asian="normal" style:font-size-complex="14pt" style:font-style-complex="normal"/>
    </style:style>
    <style:style style:name="P27" style:family="paragraph" style:parent-style-name="First_20_line_20_indent">
      <style:paragraph-properties fo:text-align="justify" style:justify-single-word="false"/>
      <style:text-properties style:text-position="0% 100%" style:font-name="Liberation Serif" fo:font-size="14pt" fo:font-style="italic" fo:font-weight="bold" officeooo:rsid="00907d17" officeooo:paragraph-rsid="00907d17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First_20_line_20_indent">
      <style:text-properties style:text-position="0% 100%" style:font-name="Liberation Serif" fo:font-size="14pt" fo:font-style="italic" officeooo:rsid="00e22cf7" officeooo:paragraph-rsid="00e22cf7" style:font-size-asian="12.25pt" style:font-style-asian="italic" style:font-size-complex="14pt" style:font-style-complex="italic"/>
    </style:style>
    <style:style style:name="P29" style:family="paragraph" style:parent-style-name="First_20_line_20_indent" style:list-style-name="L4">
      <style:text-properties style:text-position="0% 100%" style:font-name="Liberation Serif" fo:font-size="14pt" fo:font-style="italic" officeooo:rsid="00ffdea1" officeooo:paragraph-rsid="010cb0d1" style:font-size-asian="12.25pt" style:font-style-asian="italic" style:font-size-complex="14pt" style:font-style-complex="italic"/>
    </style:style>
    <style:style style:name="P30" style:family="paragraph" style:parent-style-name="First_20_line_20_indent" style:list-style-name="L4">
      <style:text-properties style:text-position="0% 100%" style:font-name="Liberation Serif" fo:font-size="14pt" fo:font-style="italic" officeooo:rsid="00ffdea1" officeooo:paragraph-rsid="00ffdea1" style:font-size-asian="12.25pt" style:font-style-asian="italic" style:font-size-complex="14pt" style:font-style-complex="italic"/>
    </style:style>
    <style:style style:name="P31" style:family="paragraph" style:parent-style-name="First_20_line_20_indent">
      <style:text-properties style:text-position="0% 100%" style:font-name="Liberation Serif" fo:font-size="14pt" fo:font-style="italic" officeooo:rsid="00ffdea1" officeooo:paragraph-rsid="00ffdea1" style:font-size-asian="12.25pt" style:font-style-asian="italic" style:font-size-complex="14pt" style:font-style-complex="italic"/>
    </style:style>
    <style:style style:name="P32" style:family="paragraph" style:parent-style-name="First_20_line_20_indent" style:list-style-name="L8">
      <style:text-properties fo:font-size="14pt" officeooo:paragraph-rsid="0119d42d"/>
    </style:style>
    <style:style style:name="P33" style:family="paragraph" style:parent-style-name="First_20_line_20_indent">
      <style:text-properties style:font-name="Liberation Serif"/>
    </style:style>
    <style:style style:name="P34" style:family="paragraph" style:parent-style-name="First_20_line_20_indent">
      <style:text-properties style:font-name="Liberation Serif" fo:font-size="14pt" style:font-size-asian="14pt" style:font-size-complex="14pt"/>
    </style:style>
    <style:style style:name="P35" style:family="paragraph" style:parent-style-name="First_20_line_20_indent">
      <style:text-properties style:font-name="Liberation Serif" fo:font-size="14pt" officeooo:paragraph-rsid="00225585" style:font-size-asian="14pt" style:font-size-complex="14pt"/>
    </style:style>
    <style:style style:name="P36" style:family="paragraph" style:parent-style-name="First_20_line_20_indent">
      <style:text-properties style:font-name="Liberation Serif" fo:font-size="14pt" officeooo:paragraph-rsid="0048a355" style:font-size-asian="14pt" style:font-size-complex="14pt"/>
    </style:style>
    <style:style style:name="P37" style:family="paragraph" style:parent-style-name="First_20_line_20_indent">
      <style:text-properties style:font-name="Liberation Serif" fo:font-size="14pt" officeooo:rsid="00459c77" officeooo:paragraph-rsid="004929ad" style:font-size-asian="14pt" style:font-size-complex="14pt"/>
    </style:style>
    <style:style style:name="P38" style:family="paragraph" style:parent-style-name="First_20_line_20_indent">
      <style:text-properties style:font-name="Liberation Serif" fo:font-size="14pt" officeooo:paragraph-rsid="004929ad" style:font-size-asian="14pt" style:font-size-complex="14pt"/>
    </style:style>
    <style:style style:name="P39" style:family="paragraph" style:parent-style-name="First_20_line_20_indent">
      <style:text-properties style:font-name="Liberation Serif" fo:font-size="14pt" officeooo:rsid="00554755" officeooo:paragraph-rsid="006450ae" style:font-size-asian="14pt" style:font-size-complex="14pt"/>
    </style:style>
    <style:style style:name="P40" style:family="paragraph" style:parent-style-name="First_20_line_20_indent">
      <style:text-properties style:font-name="Liberation Serif" fo:font-size="14pt" officeooo:rsid="00746d6b" officeooo:paragraph-rsid="00746d6b" style:font-size-asian="14pt" style:font-size-complex="14pt"/>
    </style:style>
    <style:style style:name="P41" style:family="paragraph" style:parent-style-name="First_20_line_20_indent">
      <style:text-properties style:font-name="Liberation Serif" fo:font-size="14pt" officeooo:rsid="007c921d" officeooo:paragraph-rsid="007c921d" style:font-size-asian="14pt" style:font-size-complex="14pt"/>
    </style:style>
    <style:style style:name="P42" style:family="paragraph" style:parent-style-name="First_20_line_20_indent">
      <style:text-properties style:font-name="Liberation Serif" fo:font-size="14pt" officeooo:rsid="0091497f" officeooo:paragraph-rsid="0091497f" style:font-size-asian="14pt" style:font-size-complex="14pt"/>
    </style:style>
    <style:style style:name="P43" style:family="paragraph" style:parent-style-name="First_20_line_20_indent">
      <style:text-properties style:font-name="Liberation Serif" fo:font-size="14pt" officeooo:rsid="00e0c56b" officeooo:paragraph-rsid="00e0c56b" style:font-size-asian="14pt" style:font-size-complex="14pt"/>
    </style:style>
    <style:style style:name="P44" style:family="paragraph" style:parent-style-name="First_20_line_20_indent">
      <style:text-properties style:font-name="Liberation Serif" fo:font-size="14pt" officeooo:rsid="0115a372" officeooo:paragraph-rsid="0115a372" style:font-size-asian="14pt" style:font-size-complex="14pt"/>
    </style:style>
    <style:style style:name="P45" style:family="paragraph" style:parent-style-name="First_20_line_20_indent">
      <style:text-properties style:font-name="Liberation Serif" fo:font-size="14pt" officeooo:rsid="011693b0" officeooo:paragraph-rsid="011693b0" style:font-size-asian="14pt" style:font-size-complex="14pt"/>
    </style:style>
    <style:style style:name="P46" style:family="paragraph" style:parent-style-name="First_20_line_20_indent" style:list-style-name="L8">
      <style:text-properties style:font-name="Liberation Serif" fo:font-size="14pt" officeooo:paragraph-rsid="0118d0aa" style:font-size-asian="14pt" style:font-size-complex="14pt"/>
    </style:style>
    <style:style style:name="P47" style:family="paragraph" style:parent-style-name="First_20_line_20_indent">
      <style:text-properties style:font-name="Liberation Serif" fo:font-size="14pt" fo:font-style="normal" fo:font-weight="normal" officeooo:rsid="006a2227" officeooo:paragraph-rsid="006a2227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First_20_line_20_indent">
      <style:text-properties style:font-name="Liberation Serif" fo:font-size="14pt" fo:font-style="normal" officeooo:rsid="007e6b80" officeooo:paragraph-rsid="007e6b80" style:font-size-asian="12.25pt" style:font-style-asian="normal" style:font-size-complex="14pt" style:font-style-complex="normal"/>
    </style:style>
    <style:style style:name="P49" style:family="paragraph" style:parent-style-name="First_20_line_20_indent">
      <style:text-properties style:font-name="Liberation Serif" fo:font-size="14pt" fo:font-style="normal" officeooo:rsid="008056bc" officeooo:paragraph-rsid="008056bc" style:font-size-asian="12.25pt" style:font-style-asian="normal" style:font-size-complex="14pt" style:font-style-complex="normal"/>
    </style:style>
    <style:style style:name="P50" style:family="paragraph" style:parent-style-name="First_20_line_20_indent">
      <style:text-properties style:font-name="Liberation Serif" fo:font-size="14pt" fo:font-style="normal" officeooo:rsid="0093d2b6" officeooo:paragraph-rsid="0096aa1f" style:font-size-asian="12.25pt" style:font-style-asian="normal" style:font-size-complex="14pt" style:font-style-complex="normal"/>
    </style:style>
    <style:style style:name="P51" style:family="paragraph" style:parent-style-name="First_20_line_20_indent">
      <style:text-properties style:font-name="Liberation Serif" fo:font-size="14pt" fo:font-style="normal" officeooo:rsid="00e46e8a" officeooo:paragraph-rsid="00e5b07b" style:font-size-asian="12.25pt" style:font-style-asian="normal" style:font-size-complex="14pt" style:font-style-complex="normal"/>
    </style:style>
    <style:style style:name="P52" style:family="paragraph" style:parent-style-name="First_20_line_20_indent">
      <style:text-properties style:font-name="Liberation Serif" fo:font-size="14pt" fo:font-style="normal" officeooo:rsid="00e5b07b" officeooo:paragraph-rsid="00ff5a97" style:font-size-asian="12.25pt" style:font-style-asian="normal" style:font-size-complex="14pt" style:font-style-complex="normal"/>
    </style:style>
    <style:style style:name="P53" style:family="paragraph" style:parent-style-name="First_20_line_20_indent">
      <style:text-properties style:font-name="Liberation Serif" fo:font-size="14pt" fo:font-style="normal" officeooo:rsid="0093d2b6" officeooo:paragraph-rsid="0093d2b6" style:font-name-asian="Noto Sans CJK SC" style:font-size-asian="12.25pt" style:font-style-asian="normal" style:font-name-complex="Lohit Devanagari" style:font-size-complex="14pt" style:font-style-complex="normal"/>
    </style:style>
    <style:style style:name="P54" style:family="paragraph" style:parent-style-name="First_20_line_20_indent">
      <style:text-properties style:font-name="Liberation Serif" fo:font-size="14pt" style:font-size-asian="12.25pt" style:font-size-complex="14pt"/>
    </style:style>
    <style:style style:name="P55" style:family="paragraph" style:parent-style-name="First_20_line_20_indent">
      <style:text-properties style:font-name="Liberation Serif" fo:font-size="14pt" officeooo:rsid="007c921d" officeooo:paragraph-rsid="007c921d" style:font-size-asian="12.25pt" style:font-size-complex="14pt"/>
    </style:style>
    <style:style style:name="P56" style:family="paragraph" style:parent-style-name="First_20_line_20_indent">
      <style:text-properties style:font-name="Liberation Serif" fo:font-size="14pt" officeooo:rsid="008056bc" officeooo:paragraph-rsid="008056bc" style:font-size-asian="12.25pt" style:font-size-complex="14pt"/>
    </style:style>
    <style:style style:name="P57" style:family="paragraph" style:parent-style-name="First_20_line_20_indent">
      <style:text-properties style:font-name="Liberation Serif" fo:font-size="14pt" officeooo:rsid="008067c5" officeooo:paragraph-rsid="008067c5" style:font-size-asian="12.25pt" style:font-size-complex="14pt"/>
    </style:style>
    <style:style style:name="P58" style:family="paragraph" style:parent-style-name="First_20_line_20_indent">
      <style:text-properties style:font-name="Liberation Serif" fo:font-size="14pt" officeooo:rsid="00810445" officeooo:paragraph-rsid="00810445" style:font-size-asian="12.25pt" style:font-size-complex="14pt"/>
    </style:style>
    <style:style style:name="P59" style:family="paragraph" style:parent-style-name="First_20_line_20_indent">
      <style:paragraph-properties fo:text-align="justify" style:justify-single-word="false"/>
      <style:text-properties style:font-name="Liberation Serif" fo:font-size="14pt" officeooo:rsid="00829be3" officeooo:paragraph-rsid="00829be3" style:font-size-asian="12.25pt" style:font-size-complex="14pt"/>
    </style:style>
    <style:style style:name="P60" style:family="paragraph" style:parent-style-name="First_20_line_20_indent">
      <style:paragraph-properties fo:text-align="justify" style:justify-single-word="false"/>
      <style:text-properties style:font-name="Liberation Serif" fo:font-size="14pt" officeooo:rsid="00868b9f" officeooo:paragraph-rsid="00907d17" style:font-size-asian="12.25pt" style:font-size-complex="14pt"/>
    </style:style>
    <style:style style:name="P61" style:family="paragraph" style:parent-style-name="First_20_line_20_indent">
      <style:text-properties style:font-name="Liberation Serif" fo:font-size="14pt" officeooo:rsid="0091497f" officeooo:paragraph-rsid="0091497f" style:font-size-asian="12.25pt" style:font-size-complex="14pt"/>
    </style:style>
    <style:style style:name="P62" style:family="paragraph" style:parent-style-name="First_20_line_20_indent">
      <style:text-properties style:font-name="Liberation Serif" fo:font-size="14pt" officeooo:rsid="0091497f" officeooo:paragraph-rsid="00ad097a" style:font-size-asian="12.25pt" style:font-size-complex="14pt"/>
    </style:style>
    <style:style style:name="P63" style:family="paragraph" style:parent-style-name="First_20_line_20_indent">
      <style:text-properties style:font-name="Liberation Serif" fo:font-size="14pt" officeooo:rsid="0091497f" officeooo:paragraph-rsid="0096aa1f" style:font-size-asian="12.25pt" style:font-size-complex="14pt"/>
    </style:style>
    <style:style style:name="P64" style:family="paragraph" style:parent-style-name="First_20_line_20_indent">
      <style:text-properties style:font-name="Liberation Serif" fo:font-size="14pt" officeooo:paragraph-rsid="00ad097a" style:font-size-asian="12.25pt" style:font-size-complex="14pt"/>
    </style:style>
    <style:style style:name="P65" style:family="paragraph" style:parent-style-name="First_20_line_20_indent">
      <style:text-properties style:font-name="Liberation Serif" fo:font-size="14pt" officeooo:paragraph-rsid="00cfb473" style:font-size-asian="12.25pt" style:font-size-complex="14pt"/>
    </style:style>
    <style:style style:name="P66" style:family="paragraph" style:parent-style-name="First_20_line_20_indent">
      <style:text-properties style:font-name="Liberation Serif" fo:font-size="14pt" officeooo:rsid="00d15b31" officeooo:paragraph-rsid="00d15b31" style:font-size-asian="12.25pt" style:font-size-complex="14pt"/>
    </style:style>
    <style:style style:name="P67" style:family="paragraph" style:parent-style-name="First_20_line_20_indent" style:list-style-name="L3">
      <style:text-properties style:font-name="Liberation Serif" fo:font-size="14pt" officeooo:rsid="00d15b31" officeooo:paragraph-rsid="00d15b31" style:font-size-asian="12.25pt" style:font-size-complex="14pt"/>
    </style:style>
    <style:style style:name="P68" style:family="paragraph" style:parent-style-name="First_20_line_20_indent">
      <style:text-properties style:font-name="Liberation Serif" fo:font-size="14pt" officeooo:rsid="00daa478" officeooo:paragraph-rsid="00def2e8" style:font-size-asian="12.25pt" style:font-size-complex="14pt"/>
    </style:style>
    <style:style style:name="P69" style:family="paragraph" style:parent-style-name="First_20_line_20_indent">
      <style:text-properties style:font-name="Liberation Serif" fo:font-size="14pt" officeooo:paragraph-rsid="00def2e8" style:font-size-asian="12.25pt" style:font-size-complex="14pt"/>
    </style:style>
    <style:style style:name="P70" style:family="paragraph" style:parent-style-name="First_20_line_20_indent">
      <style:text-properties style:font-name="Liberation Serif" fo:font-size="14pt" officeooo:rsid="00e0c56b" officeooo:paragraph-rsid="00e0c56b" style:font-size-asian="12.25pt" style:font-size-complex="14pt"/>
    </style:style>
    <style:style style:name="P71" style:family="paragraph" style:parent-style-name="First_20_line_20_indent">
      <style:text-properties style:font-name="Liberation Serif" fo:font-size="14pt" officeooo:paragraph-rsid="00e22cf7" style:font-size-asian="12.25pt" style:font-size-complex="14pt"/>
    </style:style>
    <style:style style:name="P72" style:family="paragraph" style:parent-style-name="First_20_line_20_indent">
      <style:text-properties style:font-name="Liberation Serif" fo:font-size="14pt" officeooo:rsid="00e22cf7" officeooo:paragraph-rsid="00e22cf7" style:font-size-asian="12.25pt" style:font-size-complex="14pt"/>
    </style:style>
    <style:style style:name="P73" style:family="paragraph" style:parent-style-name="First_20_line_20_indent">
      <style:text-properties style:font-name="Liberation Serif" fo:font-size="14pt" officeooo:rsid="00e22cf7" officeooo:paragraph-rsid="00e317f1" style:font-size-asian="12.25pt" style:font-size-complex="14pt"/>
    </style:style>
    <style:style style:name="P74" style:family="paragraph" style:parent-style-name="First_20_line_20_indent" style:list-style-name="L3">
      <style:text-properties style:font-name="Liberation Serif" fo:font-size="14pt" fo:font-style="italic" officeooo:rsid="00d426c4" officeooo:paragraph-rsid="00d426c4" style:font-size-asian="12.25pt" style:font-style-asian="italic" style:font-size-complex="14pt" style:font-style-complex="italic"/>
    </style:style>
    <style:style style:name="P75" style:family="paragraph" style:parent-style-name="First_20_line_20_indent">
      <style:text-properties style:font-name="Liberation Serif" officeooo:rsid="0034c634" officeooo:paragraph-rsid="0034c634"/>
    </style:style>
    <style:style style:name="P76" style:family="paragraph" style:parent-style-name="First_20_line_20_indent">
      <style:text-properties style:font-name="Liberation Serif" officeooo:paragraph-rsid="00370e33"/>
    </style:style>
    <style:style style:name="P77" style:family="paragraph" style:parent-style-name="First_20_line_20_indent">
      <style:text-properties style:font-name="Liberation Serif" officeooo:paragraph-rsid="00404e71"/>
    </style:style>
    <style:style style:name="P78" style:family="paragraph" style:parent-style-name="First_20_line_20_indent">
      <style:text-properties style:font-name="Liberation Serif" officeooo:rsid="00409d56" officeooo:paragraph-rsid="00409d56"/>
    </style:style>
    <style:style style:name="P79" style:family="paragraph" style:parent-style-name="First_20_line_20_indent" style:list-style-name="L2">
      <style:text-properties style:font-name="Liberation Serif" officeooo:paragraph-rsid="00409d56"/>
    </style:style>
    <style:style style:name="P80" style:family="paragraph" style:parent-style-name="First_20_line_20_indent" style:list-style-name="L2">
      <style:text-properties style:font-name="Liberation Serif" officeooo:paragraph-rsid="0042596e"/>
    </style:style>
    <style:style style:name="P81" style:family="paragraph" style:parent-style-name="First_20_line_20_indent" style:list-style-name="L4">
      <style:text-properties style:font-name="Liberation Serif" officeooo:paragraph-rsid="010cb0d1"/>
    </style:style>
    <style:style style:name="P82" style:family="paragraph" style:parent-style-name="First_20_line_20_indent" style:list-style-name="L8">
      <style:text-properties officeooo:paragraph-rsid="0119d42d"/>
    </style:style>
    <style:style style:name="P83" style:family="paragraph" style:parent-style-name="First_20_line_20_indent" style:list-style-name="L8">
      <style:text-properties officeooo:paragraph-rsid="011a7814"/>
    </style:style>
    <style:style style:name="P84" style:family="paragraph" style:parent-style-name="First_20_line_20_indent" style:list-style-name="L8">
      <style:text-properties officeooo:paragraph-rsid="011c3d4a"/>
    </style:style>
    <style:style style:name="P85" style:family="paragraph" style:parent-style-name="First_20_line_20_indent" style:list-style-name="L8">
      <style:text-properties officeooo:paragraph-rsid="011cfaea"/>
    </style:style>
    <style:style style:name="P86" style:family="paragraph" style:parent-style-name="First_20_line_20_indent" style:list-style-name="L8">
      <style:text-properties officeooo:paragraph-rsid="011e1a1d"/>
    </style:style>
    <style:style style:name="P87" style:family="paragraph" style:parent-style-name="First_20_line_20_indent" style:list-style-name="L8">
      <style:text-properties officeooo:paragraph-rsid="011efe6a"/>
    </style:style>
    <style:style style:name="P88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officeooo:rsid="007c921d" officeooo:paragraph-rsid="007c921d" style:font-size-asian="14pt" style:font-size-complex="14pt"/>
    </style:style>
    <style:style style:name="P89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fo:font-style="normal" officeooo:rsid="0093d2b6" officeooo:paragraph-rsid="0094841f" style:font-name-asian="Noto Sans CJK SC" style:font-size-asian="12.25pt" style:font-style-asian="normal" style:font-name-complex="Lohit Devanagari" style:font-size-complex="14pt" style:font-style-complex="normal"/>
    </style:style>
    <style:style style:name="P90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fo:font-style="normal" officeooo:rsid="0094841f" officeooo:paragraph-rsid="0094841f" style:font-name-asian="Noto Sans CJK SC" style:font-size-asian="12.25pt" style:font-style-asian="normal" style:font-name-complex="Lohit Devanagari" style:font-size-complex="14pt" style:font-style-complex="normal"/>
    </style:style>
    <style:style style:name="P91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officeooo:rsid="00942a2f" officeooo:paragraph-rsid="0094841f" style:font-size-asian="12.25pt" style:font-size-complex="14pt"/>
    </style:style>
    <style:style style:name="P92" style:family="paragraph" style:parent-style-name="First_20_line_20_indent" style:list-style-name="L8">
      <style:paragraph-properties fo:margin-left="0in" fo:margin-right="0in" fo:text-indent="0in" style:auto-text-indent="false"/>
      <style:text-properties officeooo:paragraph-rsid="011c3d4a"/>
    </style:style>
    <style:style style:name="P93" style:family="paragraph" style:parent-style-name="Text_20_body_20_indent" style:list-style-name="L1">
      <style:text-properties style:font-name="Liberation Serif" fo:font-size="14pt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95" style:family="paragraph" style:parent-style-name="Table_20_Contents">
      <style:paragraph-properties fo:text-align="end" style:justify-single-word="false"/>
      <style:text-properties style:font-name="Liberation Serif"/>
    </style:style>
    <style:style style:name="P96" style:family="paragraph" style:parent-style-name="Table_20_Contents">
      <style:paragraph-properties fo:text-align="end" style:justify-single-word="false"/>
      <style:text-properties style:font-name="Liberation Serif" officeooo:paragraph-rsid="00e0c56b"/>
    </style:style>
    <style:style style:name="P97" style:family="paragraph" style:parent-style-name="Heading_20_2">
      <style:text-properties style:font-name="Liberation Serif"/>
    </style:style>
    <style:style style:name="P98" style:family="paragraph" style:parent-style-name="Heading_20_2">
      <style:text-properties style:font-name="Liberation Serif" officeooo:rsid="00e5b07b" officeooo:paragraph-rsid="00e5b07b"/>
    </style:style>
    <style:style style:name="P99" style:family="paragraph" style:parent-style-name="Heading_20_2">
      <style:text-properties style:font-name="Liberation Serif" officeooo:rsid="01157f8c" officeooo:paragraph-rsid="01157f8c"/>
    </style:style>
    <style:style style:name="P100" style:family="paragraph" style:parent-style-name="Preformatted_20_Text" style:list-style-name="L8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officeooo:paragraph-rsid="011a7814"/>
    </style:style>
    <style:style style:name="T1" style:family="text">
      <style:text-properties officeooo:rsid="001197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97f8" style:font-style-asian="italic" style:font-style-complex="italic"/>
    </style:style>
    <style:style style:name="T4" style:family="text">
      <style:text-properties fo:font-style="italic" officeooo:rsid="001ef5dc" style:font-style-asian="italic" style:font-style-complex="italic"/>
    </style:style>
    <style:style style:name="T5" style:family="text">
      <style:text-properties fo:font-style="italic" officeooo:rsid="001253e5" style:font-style-asian="italic" style:font-style-complex="italic"/>
    </style:style>
    <style:style style:name="T6" style:family="text">
      <style:text-properties fo:font-style="italic" officeooo:rsid="006450ae" style:font-style-asian="italic" style:font-style-complex="italic"/>
    </style:style>
    <style:style style:name="T7" style:family="text">
      <style:text-properties fo:font-style="italic" officeooo:rsid="0065d0c1" style:font-style-asian="italic" style:font-style-complex="italic"/>
    </style:style>
    <style:style style:name="T8" style:family="text">
      <style:text-properties fo:font-style="italic" officeooo:rsid="0080163d" style:font-style-asian="italic" style:font-style-complex="italic"/>
    </style:style>
    <style:style style:name="T9" style:family="text">
      <style:text-properties fo:font-style="italic" officeooo:rsid="0093d2b6" style:font-style-asian="italic" style:font-style-complex="italic"/>
    </style:style>
    <style:style style:name="T10" style:family="text">
      <style:text-properties fo:font-style="italic" officeooo:rsid="00ad097a" style:font-style-asian="italic" style:font-style-complex="italic"/>
    </style:style>
    <style:style style:name="T11" style:family="text">
      <style:text-properties fo:font-style="italic" officeooo:rsid="00af61d3" style:font-style-asian="italic" style:font-style-complex="italic"/>
    </style:style>
    <style:style style:name="T12" style:family="text">
      <style:text-properties fo:font-style="italic" officeooo:rsid="00d305df" style:font-style-asian="italic" style:font-style-complex="italic"/>
    </style:style>
    <style:style style:name="T13" style:family="text">
      <style:text-properties fo:font-style="italic" officeooo:rsid="0100e614" style:font-style-asian="italic" style:font-style-complex="italic"/>
    </style:style>
    <style:style style:name="T14" style:family="text">
      <style:text-properties fo:font-style="italic" officeooo:rsid="01051e6f" style:font-style-asian="italic" style:font-style-complex="italic"/>
    </style:style>
    <style:style style:name="T15" style:family="text">
      <style:text-properties fo:font-style="italic" officeooo:rsid="01070a66" style:font-style-asian="italic" style:font-style-complex="italic"/>
    </style:style>
    <style:style style:name="T16" style:family="text">
      <style:text-properties fo:font-style="italic" officeooo:rsid="010cb0d1" style:font-style-asian="italic" style:font-style-complex="italic"/>
    </style:style>
    <style:style style:name="T17" style:family="text">
      <style:text-properties fo:font-style="italic" officeooo:rsid="0113040a" style:font-style-asian="italic" style:font-style-complex="italic"/>
    </style:style>
    <style:style style:name="T18" style:family="text">
      <style:text-properties fo:font-style="italic" officeooo:rsid="0072933b" style:font-style-asian="italic" style:font-style-complex="italic"/>
    </style:style>
    <style:style style:name="T19" style:family="text">
      <style:text-properties fo:font-style="italic" fo:font-weight="bold" officeooo:rsid="006450a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65d0c1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acbc7a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112d0c7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96aa1f" style:font-name-asian="Noto Sans CJK SC" style:font-style-asian="italic" style:font-weight-asian="bold" style:font-name-complex="Lohit Devanagari" style:font-style-complex="italic" style:font-weight-complex="bold"/>
    </style:style>
    <style:style style:name="T24" style:family="text">
      <style:text-properties fo:font-style="italic" fo:font-weight="bold" officeooo:rsid="00ad097a" style:font-name-asian="Noto Sans CJK SC" style:font-style-asian="italic" style:font-weight-asian="bold" style:font-name-complex="Lohit Devanagari" style:font-style-complex="italic" style:font-weight-complex="bold"/>
    </style:style>
    <style:style style:name="T25" style:family="text">
      <style:text-properties fo:font-style="italic" fo:font-weight="normal" officeooo:rsid="0096aa1f" style:font-name-asian="Noto Sans CJK SC" style:font-style-asian="italic" style:font-weight-asian="normal" style:font-name-complex="Lohit Devanagari" style:font-style-complex="italic" style:font-weight-complex="normal"/>
    </style:style>
    <style:style style:name="T26" style:family="text">
      <style:text-properties fo:font-style="italic" fo:font-weight="normal" officeooo:rsid="00ad097a" style:font-name-asian="Noto Sans CJK SC" style:font-style-asian="italic" style:font-weight-asian="normal" style:font-name-complex="Lohit Devanagari" style:font-style-complex="italic" style:font-weight-complex="normal"/>
    </style:style>
    <style:style style:name="T27" style:family="text">
      <style:text-properties fo:font-style="italic" style:font-name-asian="Noto Sans CJK SC" style:font-style-asian="italic" style:font-name-complex="Lohit Devanagari" style:font-style-complex="italic"/>
    </style:style>
    <style:style style:name="T28" style:family="text">
      <style:text-properties fo:font-style="italic" officeooo:rsid="0093d2b6" style:font-name-asian="Noto Sans CJK SC" style:font-style-asian="italic" style:font-name-complex="Lohit Devanagari" style:font-style-complex="italic"/>
    </style:style>
    <style:style style:name="T29" style:family="text">
      <style:text-properties fo:font-style="italic" officeooo:rsid="0094841f" style:font-name-asian="Noto Sans CJK SC" style:font-style-asian="italic" style:font-name-complex="Lohit Devanagari" style:font-style-complex="italic"/>
    </style:style>
    <style:style style:name="T30" style:family="text">
      <style:text-properties fo:font-style="italic" officeooo:rsid="00ad097a" style:font-name-asian="Noto Sans CJK SC" style:font-style-asian="italic" style:font-name-complex="Lohit Devanagari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197f8" style:font-style-asian="normal" style:font-style-complex="normal"/>
    </style:style>
    <style:style style:name="T33" style:family="text">
      <style:text-properties fo:font-style="normal" officeooo:rsid="0011bb1f" style:font-style-asian="normal" style:font-style-complex="normal"/>
    </style:style>
    <style:style style:name="T34" style:family="text">
      <style:text-properties fo:font-style="normal" officeooo:rsid="001253e5" style:font-style-asian="normal" style:font-style-complex="normal"/>
    </style:style>
    <style:style style:name="T35" style:family="text">
      <style:text-properties fo:font-style="normal" officeooo:rsid="00131cc0" style:font-style-asian="normal" style:font-style-complex="normal"/>
    </style:style>
    <style:style style:name="T36" style:family="text">
      <style:text-properties fo:font-style="normal" officeooo:rsid="00147a60" style:font-style-asian="normal" style:font-style-complex="normal"/>
    </style:style>
    <style:style style:name="T37" style:family="text">
      <style:text-properties fo:font-style="normal" officeooo:rsid="00159fb1" style:font-style-asian="normal" style:font-style-complex="normal"/>
    </style:style>
    <style:style style:name="T38" style:family="text">
      <style:text-properties fo:font-style="normal" officeooo:rsid="001763f9" style:font-style-asian="normal" style:font-style-complex="normal"/>
    </style:style>
    <style:style style:name="T39" style:family="text">
      <style:text-properties fo:font-style="normal" officeooo:rsid="0018728d" style:font-style-asian="normal" style:font-style-complex="normal"/>
    </style:style>
    <style:style style:name="T40" style:family="text">
      <style:text-properties fo:font-style="normal" officeooo:rsid="00199fd1" style:font-style-asian="normal" style:font-style-complex="normal"/>
    </style:style>
    <style:style style:name="T41" style:family="text">
      <style:text-properties fo:font-style="normal" officeooo:rsid="001b794d" style:font-style-asian="normal" style:font-style-complex="normal"/>
    </style:style>
    <style:style style:name="T42" style:family="text">
      <style:text-properties fo:font-style="normal" officeooo:rsid="001b7a1e" style:font-style-asian="normal" style:font-style-complex="normal"/>
    </style:style>
    <style:style style:name="T43" style:family="text">
      <style:text-properties fo:font-style="normal" officeooo:rsid="001ef5dc" style:font-style-asian="normal" style:font-style-complex="normal"/>
    </style:style>
    <style:style style:name="T44" style:family="text">
      <style:text-properties fo:font-style="normal" officeooo:rsid="002a9053" style:font-style-asian="normal" style:font-style-complex="normal"/>
    </style:style>
    <style:style style:name="T45" style:family="text">
      <style:text-properties fo:font-style="normal" officeooo:rsid="002adbf2" style:font-style-asian="normal" style:font-style-complex="normal"/>
    </style:style>
    <style:style style:name="T46" style:family="text">
      <style:text-properties fo:font-style="normal" officeooo:rsid="00316f75" style:font-style-asian="normal" style:font-style-complex="normal"/>
    </style:style>
    <style:style style:name="T47" style:family="text">
      <style:text-properties fo:font-style="normal" officeooo:rsid="00325302" style:font-style-asian="normal" style:font-style-complex="normal"/>
    </style:style>
    <style:style style:name="T48" style:family="text">
      <style:text-properties fo:font-style="normal" officeooo:rsid="00328d3f" style:font-style-asian="normal" style:font-style-complex="normal"/>
    </style:style>
    <style:style style:name="T49" style:family="text">
      <style:text-properties fo:font-style="normal" officeooo:rsid="00436164" style:font-style-asian="normal" style:font-style-complex="normal"/>
    </style:style>
    <style:style style:name="T50" style:family="text">
      <style:text-properties fo:font-style="normal" officeooo:rsid="007655b2" style:font-style-asian="normal" style:font-style-complex="normal"/>
    </style:style>
    <style:style style:name="T51" style:family="text">
      <style:text-properties fo:font-style="normal" officeooo:rsid="007737e9" style:font-style-asian="normal" style:font-style-complex="normal"/>
    </style:style>
    <style:style style:name="T52" style:family="text">
      <style:text-properties fo:font-style="normal" officeooo:rsid="0077cb89" style:font-style-asian="normal" style:font-style-complex="normal"/>
    </style:style>
    <style:style style:name="T53" style:family="text">
      <style:text-properties fo:font-style="normal" officeooo:rsid="0079688b" style:font-style-asian="normal" style:font-style-complex="normal"/>
    </style:style>
    <style:style style:name="T54" style:family="text">
      <style:text-properties fo:font-style="normal" officeooo:rsid="0080163d" style:font-style-asian="normal" style:font-style-complex="normal"/>
    </style:style>
    <style:style style:name="T55" style:family="text">
      <style:text-properties fo:font-style="normal" officeooo:rsid="008056bc" style:font-style-asian="normal" style:font-style-complex="normal"/>
    </style:style>
    <style:style style:name="T56" style:family="text">
      <style:text-properties fo:font-style="normal" officeooo:rsid="008067c5" style:font-style-asian="normal" style:font-style-complex="normal"/>
    </style:style>
    <style:style style:name="T57" style:family="text">
      <style:text-properties fo:font-style="normal" officeooo:rsid="0093d2b6" style:font-style-asian="normal" style:font-style-complex="normal"/>
    </style:style>
    <style:style style:name="T58" style:family="text">
      <style:text-properties fo:font-style="normal" officeooo:rsid="00953407" style:font-style-asian="normal" style:font-style-complex="normal"/>
    </style:style>
    <style:style style:name="T59" style:family="text">
      <style:text-properties fo:font-style="normal" officeooo:rsid="00a137e4" style:font-style-asian="normal" style:font-style-complex="normal"/>
    </style:style>
    <style:style style:name="T60" style:family="text">
      <style:text-properties fo:font-style="normal" officeooo:rsid="00aba691" style:font-style-asian="normal" style:font-style-complex="normal"/>
    </style:style>
    <style:style style:name="T61" style:family="text">
      <style:text-properties fo:font-style="normal" officeooo:rsid="00ad097a" style:font-style-asian="normal" style:font-style-complex="normal"/>
    </style:style>
    <style:style style:name="T62" style:family="text">
      <style:text-properties fo:font-style="normal" officeooo:rsid="00d305df" style:font-style-asian="normal" style:font-style-complex="normal"/>
    </style:style>
    <style:style style:name="T63" style:family="text">
      <style:text-properties fo:font-style="normal" officeooo:rsid="0100e614" style:font-style-asian="normal" style:font-style-complex="normal"/>
    </style:style>
    <style:style style:name="T64" style:family="text">
      <style:text-properties fo:font-style="normal" officeooo:rsid="001197f8" style:font-size-asian="12.25pt" style:font-style-asian="normal" style:font-style-complex="normal"/>
    </style:style>
    <style:style style:name="T65" style:family="text">
      <style:text-properties fo:font-style="normal" officeooo:rsid="003c9238" style:font-size-asian="12.25pt" style:font-style-asian="normal" style:font-style-complex="normal"/>
    </style:style>
    <style:style style:name="T66" style:family="text">
      <style:text-properties fo:font-style="normal" officeooo:rsid="004929ad" style:font-size-asian="12.25pt" style:font-style-asian="normal" style:font-style-complex="normal"/>
    </style:style>
    <style:style style:name="T67" style:family="text">
      <style:text-properties fo:font-style="normal" fo:font-weight="bold" officeooo:rsid="0093d2b6" style:font-name-asian="Noto Sans CJK SC" style:font-style-asian="normal" style:font-weight-asian="bold" style:font-name-complex="Lohit Devanagari" style:font-style-complex="normal" style:font-weight-complex="bold"/>
    </style:style>
    <style:style style:name="T68" style:family="text">
      <style:text-properties fo:font-style="normal" officeooo:rsid="0093d2b6" style:font-name-asian="Liberation Serif1" style:font-style-asian="normal" style:font-name-complex="Liberation Serif1" style:font-style-complex="normal"/>
    </style:style>
    <style:style style:name="T69" style:family="text">
      <style:text-properties fo:font-style="normal" style:font-name-asian="Noto Sans CJK SC" style:font-style-asian="normal" style:font-name-complex="Lohit Devanagari" style:font-style-complex="normal"/>
    </style:style>
    <style:style style:name="T70" style:family="text">
      <style:text-properties fo:font-style="normal" officeooo:rsid="0093d2b6" style:font-name-asian="Noto Sans CJK SC" style:font-style-asian="normal" style:font-name-complex="Lohit Devanagari" style:font-style-complex="normal"/>
    </style:style>
    <style:style style:name="T71" style:family="text">
      <style:text-properties fo:font-style="normal" officeooo:rsid="0094841f" style:font-name-asian="Noto Sans CJK SC" style:font-style-asian="normal" style:font-name-complex="Lohit Devanagari" style:font-style-complex="normal"/>
    </style:style>
    <style:style style:name="T72" style:family="text">
      <style:text-properties fo:font-size="14pt" fo:font-style="normal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2adbf2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328d3f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32ce8c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33432c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336e9d" style:font-size-asian="14pt" style:font-style-asian="normal" style:font-size-complex="14pt" style:font-style-complex="normal"/>
    </style:style>
    <style:style style:name="T78" style:family="text">
      <style:text-properties fo:font-size="14pt" fo:font-style="normal" officeooo:rsid="0034c634" style:font-size-asian="14pt" style:font-style-asian="normal" style:font-size-complex="14pt" style:font-style-complex="normal"/>
    </style:style>
    <style:style style:name="T79" style:family="text">
      <style:text-properties fo:font-size="14pt" fo:font-style="normal" style:font-size-asian="12.25pt" style:font-style-asian="normal" style:font-size-complex="14pt" style:font-style-complex="normal"/>
    </style:style>
    <style:style style:name="T80" style:family="text">
      <style:text-properties fo:font-size="14pt" fo:font-style="normal" officeooo:rsid="0035e146" style:font-size-asian="12.25pt" style:font-style-asian="normal" style:font-size-complex="14pt" style:font-style-complex="normal"/>
    </style:style>
    <style:style style:name="T81" style:family="text">
      <style:text-properties fo:font-size="14pt" fo:font-style="normal" officeooo:rsid="0038d257" style:font-size-asian="12.25pt" style:font-style-asian="normal" style:font-size-complex="14pt" style:font-style-complex="normal"/>
    </style:style>
    <style:style style:name="T82" style:family="text">
      <style:text-properties fo:font-size="14pt" fo:font-style="normal" officeooo:rsid="00370e33" style:font-size-asian="12.25pt" style:font-style-asian="normal" style:font-size-complex="14pt" style:font-style-complex="normal"/>
    </style:style>
    <style:style style:name="T83" style:family="text">
      <style:text-properties fo:font-size="14pt" fo:font-style="normal" officeooo:rsid="003b26bd" style:font-size-asian="12.25pt" style:font-style-asian="normal" style:font-size-complex="14pt" style:font-style-complex="normal"/>
    </style:style>
    <style:style style:name="T84" style:family="text">
      <style:text-properties fo:font-size="14pt" fo:font-style="normal" officeooo:rsid="003c9238" style:font-size-asian="12.25pt" style:font-style-asian="normal" style:font-size-complex="14pt" style:font-style-complex="normal"/>
    </style:style>
    <style:style style:name="T85" style:family="text">
      <style:text-properties fo:font-size="14pt" fo:font-style="normal" officeooo:rsid="001197f8" style:font-size-asian="12.25pt" style:font-style-asian="normal" style:font-size-complex="14pt" style:font-style-complex="normal"/>
    </style:style>
    <style:style style:name="T86" style:family="text">
      <style:text-properties fo:font-size="14pt" fo:font-style="normal" officeooo:rsid="003e6704" style:font-size-asian="12.25pt" style:font-style-asian="normal" style:font-size-complex="14pt" style:font-style-complex="normal"/>
    </style:style>
    <style:style style:name="T87" style:family="text">
      <style:text-properties fo:font-size="14pt" fo:font-style="normal" officeooo:rsid="00404e71" style:font-size-asian="12.25pt" style:font-style-asian="normal" style:font-size-complex="14pt" style:font-style-complex="normal"/>
    </style:style>
    <style:style style:name="T88" style:family="text">
      <style:text-properties fo:font-size="14pt" fo:font-style="normal" officeooo:rsid="00409d56" style:font-size-asian="12.25pt" style:font-style-asian="normal" style:font-size-complex="14pt" style:font-style-complex="normal"/>
    </style:style>
    <style:style style:name="T89" style:family="text">
      <style:text-properties fo:font-size="14pt" fo:font-style="normal" officeooo:rsid="0040e8cf" style:font-size-asian="12.25pt" style:font-style-asian="normal" style:font-size-complex="14pt" style:font-style-complex="normal"/>
    </style:style>
    <style:style style:name="T90" style:family="text">
      <style:text-properties fo:font-size="14pt" fo:font-style="normal" officeooo:rsid="0042596e" style:font-size-asian="12.25pt" style:font-style-asian="normal" style:font-size-complex="14pt" style:font-style-complex="normal"/>
    </style:style>
    <style:style style:name="T91" style:family="text">
      <style:text-properties fo:font-size="14pt" fo:font-style="normal" officeooo:rsid="0035e146" style:font-size-asian="12.1999998092651pt" style:font-style-asian="normal" style:font-size-complex="14pt" style:font-style-complex="normal"/>
    </style:style>
    <style:style style:name="T92" style:family="text">
      <style:text-properties fo:font-size="14pt" fo:font-style="italic" style:font-size-asian="14pt" style:font-style-asian="italic" style:font-size-complex="14pt" style:font-style-complex="italic"/>
    </style:style>
    <style:style style:name="T93" style:family="text">
      <style:text-properties fo:font-size="14pt" fo:font-style="italic" officeooo:rsid="002adbf2" style:font-size-asian="14pt" style:font-style-asian="italic" style:font-size-complex="14pt" style:font-style-complex="italic"/>
    </style:style>
    <style:style style:name="T94" style:family="text">
      <style:text-properties fo:font-size="14pt" fo:font-style="italic" officeooo:rsid="0032ce8c" style:font-size-asian="14pt" style:font-style-asian="italic" style:font-size-complex="14pt" style:font-style-complex="italic"/>
    </style:style>
    <style:style style:name="T95" style:family="text">
      <style:text-properties fo:font-size="14pt" fo:font-style="italic" officeooo:rsid="00336e9d" style:font-size-asian="14pt" style:font-style-asian="italic" style:font-size-complex="14pt" style:font-style-complex="italic"/>
    </style:style>
    <style:style style:name="T96" style:family="text">
      <style:text-properties fo:font-size="14pt" fo:font-style="italic" officeooo:rsid="0035e146" style:font-size-asian="12.25pt" style:font-style-asian="italic" style:font-size-complex="14pt" style:font-style-complex="italic"/>
    </style:style>
    <style:style style:name="T97" style:family="text">
      <style:text-properties fo:font-size="14pt" fo:font-style="italic" officeooo:rsid="00370e33" style:font-size-asian="12.25pt" style:font-style-asian="italic" style:font-size-complex="14pt" style:font-style-complex="italic"/>
    </style:style>
    <style:style style:name="T98" style:family="text">
      <style:text-properties fo:font-size="14pt" fo:font-style="italic" officeooo:rsid="0042596e" style:font-size-asian="12.25pt" style:font-style-asian="italic" style:font-size-complex="14pt" style:font-style-complex="italic"/>
    </style:style>
    <style:style style:name="T99" style:family="text">
      <style:text-properties fo:font-size="14pt" fo:font-style="italic" officeooo:rsid="0035e146" style:font-size-asian="12.1999998092651pt" style:font-style-asian="italic" style:font-size-complex="14pt" style:font-style-complex="italic"/>
    </style:style>
    <style:style style:name="T100" style:family="text">
      <style:text-properties fo:font-size="14pt" style:font-size-asian="14pt" style:font-size-complex="14pt"/>
    </style:style>
    <style:style style:name="T101" style:family="text">
      <style:text-properties fo:font-size="14pt" officeooo:rsid="0032ce8c" style:font-size-asian="14pt" style:font-size-complex="14pt"/>
    </style:style>
    <style:style style:name="T102" style:family="text">
      <style:text-properties fo:font-size="14pt" officeooo:rsid="0035e146" style:font-size-asian="12.25pt" style:font-size-complex="14pt"/>
    </style:style>
    <style:style style:name="T103" style:family="text">
      <style:text-properties fo:font-size="14pt" officeooo:rsid="00370e33" style:font-size-asian="12.25pt" style:font-size-complex="14pt"/>
    </style:style>
    <style:style style:name="T104" style:family="text">
      <style:text-properties fo:font-size="14pt" officeooo:rsid="0038d257" style:font-size-asian="12.25pt" style:font-size-complex="14pt"/>
    </style:style>
    <style:style style:name="T10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font-size="18pt" fo:font-style="normal" fo:font-weight="bold" officeooo:rsid="001197f8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officeooo:rsid="00459c77"/>
    </style:style>
    <style:style style:name="T108" style:family="text">
      <style:text-properties officeooo:rsid="006450ae"/>
    </style:style>
    <style:style style:name="T109" style:family="text">
      <style:text-properties fo:font-weight="bold" officeooo:rsid="0068d316" style:font-weight-asian="bold" style:font-weight-complex="bold"/>
    </style:style>
    <style:style style:name="T110" style:family="text">
      <style:text-properties fo:font-weight="bold" officeooo:rsid="011241a4" style:font-weight-asian="bold" style:font-weight-complex="bold"/>
    </style:style>
    <style:style style:name="T111" style:family="text">
      <style:text-properties officeooo:rsid="006edf7e"/>
    </style:style>
    <style:style style:name="T112" style:family="text">
      <style:text-properties officeooo:rsid="007266af"/>
    </style:style>
    <style:style style:name="T113" style:family="text">
      <style:text-properties style:text-position="sub 58%" fo:font-style="italic" style:font-style-asian="italic" style:font-style-complex="italic"/>
    </style:style>
    <style:style style:name="T114" style:family="text">
      <style:text-properties style:text-position="sub 58%" fo:font-style="italic" officeooo:rsid="00810445" style:font-style-asian="italic" style:font-style-complex="italic"/>
    </style:style>
    <style:style style:name="T115" style:family="text">
      <style:text-properties style:text-position="sub 58%" fo:font-style="italic" officeooo:rsid="008ba663" style:font-style-asian="italic" style:font-style-complex="italic"/>
    </style:style>
    <style:style style:name="T116" style:family="text">
      <style:text-properties style:text-position="sub 58%" fo:font-style="italic" officeooo:rsid="00af61d3" style:font-style-asian="italic" style:font-style-complex="italic"/>
    </style:style>
    <style:style style:name="T117" style:family="text">
      <style:text-properties style:text-position="sub 58%" fo:font-style="italic" officeooo:rsid="00e22cf7" style:font-style-asian="italic" style:font-style-complex="italic"/>
    </style:style>
    <style:style style:name="T118" style:family="text">
      <style:text-properties style:text-position="sub 58%" fo:font-style="italic" officeooo:rsid="0100e614" style:font-style-asian="italic" style:font-style-complex="italic"/>
    </style:style>
    <style:style style:name="T119" style:family="text">
      <style:text-properties style:text-position="sub 58%" fo:font-style="italic" officeooo:rsid="01070a66" style:font-style-asian="italic" style:font-style-complex="italic"/>
    </style:style>
    <style:style style:name="T120" style:family="text">
      <style:text-properties style:text-position="sub 58%" fo:font-style="italic" officeooo:rsid="0072933b" style:font-style-asian="italic" style:font-style-complex="italic"/>
    </style:style>
    <style:style style:name="T121" style:family="text">
      <style:text-properties style:text-position="sub 58%" fo:font-style="italic" style:font-name-asian="Noto Sans CJK SC" style:font-style-asian="italic" style:font-name-complex="Lohit Devanagari" style:font-style-complex="italic"/>
    </style:style>
    <style:style style:name="T122" style:family="text">
      <style:text-properties style:text-position="sub 58%" fo:font-style="normal" style:font-style-asian="normal" style:font-style-complex="normal"/>
    </style:style>
    <style:style style:name="T123" style:family="text">
      <style:text-properties style:text-position="sub 58%" officeooo:rsid="0100e614"/>
    </style:style>
    <style:style style:name="T124" style:family="text">
      <style:text-properties style:text-position="sub 58%" officeooo:rsid="01080450"/>
    </style:style>
    <style:style style:name="T125" style:family="text">
      <style:text-properties style:text-position="0% 100%"/>
    </style:style>
    <style:style style:name="T126" style:family="text">
      <style:text-properties style:text-position="0% 100%" fo:font-style="normal" style:font-style-asian="normal" style:font-style-complex="normal"/>
    </style:style>
    <style:style style:name="T127" style:family="text">
      <style:text-properties style:text-position="0% 100%" fo:font-style="normal" officeooo:rsid="0079688b" style:font-style-asian="normal" style:font-style-complex="normal"/>
    </style:style>
    <style:style style:name="T128" style:family="text">
      <style:text-properties style:text-position="0% 100%" fo:font-style="normal" officeooo:rsid="007c921d" style:font-style-asian="normal" style:font-style-complex="normal"/>
    </style:style>
    <style:style style:name="T129" style:family="text">
      <style:text-properties style:text-position="0% 100%" fo:font-style="normal" officeooo:rsid="00810445" style:font-style-asian="normal" style:font-style-complex="normal"/>
    </style:style>
    <style:style style:name="T130" style:family="text">
      <style:text-properties style:text-position="0% 100%" fo:font-style="normal" officeooo:rsid="0085cf5e" style:font-style-asian="normal" style:font-style-complex="normal"/>
    </style:style>
    <style:style style:name="T131" style:family="text">
      <style:text-properties style:text-position="0% 100%" fo:font-style="normal" officeooo:rsid="00868b9f" style:font-style-asian="normal" style:font-style-complex="normal"/>
    </style:style>
    <style:style style:name="T132" style:family="text">
      <style:text-properties style:text-position="0% 100%" fo:font-style="normal" officeooo:rsid="008816e9" style:font-style-asian="normal" style:font-style-complex="normal"/>
    </style:style>
    <style:style style:name="T133" style:family="text">
      <style:text-properties style:text-position="0% 100%" fo:font-style="normal" officeooo:rsid="0089c6a7" style:font-style-asian="normal" style:font-style-complex="normal"/>
    </style:style>
    <style:style style:name="T134" style:family="text">
      <style:text-properties style:text-position="0% 100%" fo:font-style="normal" officeooo:rsid="008b24fd" style:font-style-asian="normal" style:font-style-complex="normal"/>
    </style:style>
    <style:style style:name="T135" style:family="text">
      <style:text-properties style:text-position="0% 100%" fo:font-style="normal" officeooo:rsid="008ba663" style:font-style-asian="normal" style:font-style-complex="normal"/>
    </style:style>
    <style:style style:name="T136" style:family="text">
      <style:text-properties style:text-position="0% 100%" fo:font-style="normal" officeooo:rsid="008c3f25" style:font-style-asian="normal" style:font-style-complex="normal"/>
    </style:style>
    <style:style style:name="T137" style:family="text">
      <style:text-properties style:text-position="0% 100%" fo:font-style="normal" officeooo:rsid="008ebaf0" style:font-style-asian="normal" style:font-style-complex="normal"/>
    </style:style>
    <style:style style:name="T138" style:family="text">
      <style:text-properties style:text-position="0% 100%" fo:font-style="normal" officeooo:rsid="00af61d3" style:font-style-asian="normal" style:font-style-complex="normal"/>
    </style:style>
    <style:style style:name="T139" style:family="text">
      <style:text-properties style:text-position="0% 100%" fo:font-style="normal" officeooo:rsid="00cdbca5" style:font-style-asian="normal" style:font-style-complex="normal"/>
    </style:style>
    <style:style style:name="T140" style:family="text">
      <style:text-properties style:text-position="0% 100%" fo:font-style="normal" officeooo:rsid="00cf0cae" style:font-style-asian="normal" style:font-style-complex="normal"/>
    </style:style>
    <style:style style:name="T141" style:family="text">
      <style:text-properties style:text-position="0% 100%" fo:font-style="normal" officeooo:rsid="00cfb473" style:font-style-asian="normal" style:font-style-complex="normal"/>
    </style:style>
    <style:style style:name="T142" style:family="text">
      <style:text-properties style:text-position="0% 100%" fo:font-style="normal" officeooo:rsid="00d15b31" style:font-style-asian="normal" style:font-style-complex="normal"/>
    </style:style>
    <style:style style:name="T143" style:family="text">
      <style:text-properties style:text-position="0% 100%" fo:font-style="normal" officeooo:rsid="00e317f1" style:font-style-asian="normal" style:font-style-complex="normal"/>
    </style:style>
    <style:style style:name="T144" style:family="text">
      <style:text-properties style:text-position="0% 100%" fo:font-style="normal" officeooo:rsid="00e46e8a" style:font-style-asian="normal" style:font-style-complex="normal"/>
    </style:style>
    <style:style style:name="T145" style:family="text">
      <style:text-properties style:text-position="0% 100%" fo:font-style="italic" style:font-style-asian="italic" style:font-style-complex="italic"/>
    </style:style>
    <style:style style:name="T146" style:family="text">
      <style:text-properties style:text-position="0% 100%" fo:font-style="italic" officeooo:rsid="00810445" style:font-style-asian="italic" style:font-style-complex="italic"/>
    </style:style>
    <style:style style:name="T147" style:family="text">
      <style:text-properties style:text-position="0% 100%" fo:font-style="italic" officeooo:rsid="008816e9" style:font-style-asian="italic" style:font-style-complex="italic"/>
    </style:style>
    <style:style style:name="T148" style:family="text">
      <style:text-properties style:text-position="0% 100%" fo:font-style="italic" officeooo:rsid="008b24fd" style:font-style-asian="italic" style:font-style-complex="italic"/>
    </style:style>
    <style:style style:name="T149" style:family="text">
      <style:text-properties style:text-position="0% 100%" fo:font-style="italic" officeooo:rsid="008ba663" style:font-style-asian="italic" style:font-style-complex="italic"/>
    </style:style>
    <style:style style:name="T150" style:family="text">
      <style:text-properties style:text-position="0% 100%" fo:font-style="italic" officeooo:rsid="008c3f25" style:font-style-asian="italic" style:font-style-complex="italic"/>
    </style:style>
    <style:style style:name="T151" style:family="text">
      <style:text-properties style:text-position="0% 100%" fo:font-style="italic" officeooo:rsid="00907d17" style:font-style-asian="italic" style:font-style-complex="italic"/>
    </style:style>
    <style:style style:name="T152" style:family="text">
      <style:text-properties style:text-position="0% 100%" fo:font-style="italic" officeooo:rsid="00af61d3" style:font-style-asian="italic" style:font-style-complex="italic"/>
    </style:style>
    <style:style style:name="T153" style:family="text">
      <style:text-properties style:text-position="0% 100%" fo:font-style="italic" officeooo:rsid="00cfb473" style:font-style-asian="italic" style:font-style-complex="italic"/>
    </style:style>
    <style:style style:name="T154" style:family="text">
      <style:text-properties style:text-position="0% 100%" fo:font-style="italic" officeooo:rsid="00e22cf7" style:font-style-asian="italic" style:font-style-complex="italic"/>
    </style:style>
    <style:style style:name="T155" style:family="text">
      <style:text-properties style:text-position="0% 100%" fo:font-style="italic" officeooo:rsid="00e5b07b" style:font-style-asian="italic" style:font-style-complex="italic"/>
    </style:style>
    <style:style style:name="T156" style:family="text">
      <style:text-properties style:text-position="0% 100%" fo:font-style="italic" officeooo:rsid="0072933b" style:font-style-asian="italic" style:font-style-complex="italic"/>
    </style:style>
    <style:style style:name="T157" style:family="text">
      <style:text-properties style:text-position="0% 100%" officeooo:rsid="00e22cf7"/>
    </style:style>
    <style:style style:name="T158" style:family="text">
      <style:text-properties style:text-position="0% 100%" officeooo:rsid="00e5b07b"/>
    </style:style>
    <style:style style:name="T159" style:family="text">
      <style:text-properties style:text-position="0% 100%" officeooo:rsid="00e7a1e7"/>
    </style:style>
    <style:style style:name="T160" style:family="text">
      <style:text-properties style:text-position="0% 100%" officeooo:rsid="001197f8"/>
    </style:style>
    <style:style style:name="T161" style:family="text">
      <style:text-properties style:text-position="0% 100%" officeooo:rsid="003c9238"/>
    </style:style>
    <style:style style:name="T162" style:family="text">
      <style:text-properties style:text-position="0% 100%" officeooo:rsid="00e89332"/>
    </style:style>
    <style:style style:name="T163" style:family="text">
      <style:text-properties style:text-position="0% 100%" officeooo:rsid="00f424ba"/>
    </style:style>
    <style:style style:name="T164" style:family="text">
      <style:text-properties style:text-position="0% 100%" officeooo:rsid="00f4d336"/>
    </style:style>
    <style:style style:name="T165" style:family="text">
      <style:text-properties style:text-position="0% 100%" officeooo:rsid="00f63707"/>
    </style:style>
    <style:style style:name="T166" style:family="text">
      <style:text-properties style:text-position="0% 100%" officeooo:rsid="00f639bd"/>
    </style:style>
    <style:style style:name="T167" style:family="text">
      <style:text-properties style:text-position="0% 100%" officeooo:rsid="00ff5a97"/>
    </style:style>
    <style:style style:name="T168" style:family="text">
      <style:text-properties style:text-position="0% 100%" fo:font-size="14pt" fo:font-style="normal" officeooo:rsid="00ffdea1" style:font-size-asian="12.25pt" style:font-style-asian="normal" style:font-size-complex="14pt" style:font-style-complex="normal"/>
    </style:style>
    <style:style style:name="T169" style:family="text">
      <style:text-properties style:text-position="0% 100%" fo:font-size="14pt" fo:font-style="normal" officeooo:rsid="0100e614" style:font-size-asian="12.25pt" style:font-style-asian="normal" style:font-size-complex="14pt" style:font-style-complex="normal"/>
    </style:style>
    <style:style style:name="T170" style:family="text">
      <style:text-properties style:text-position="0% 100%" fo:font-size="14pt" fo:font-style="normal" officeooo:rsid="010e82ac" style:font-size-asian="12.25pt" style:font-style-asian="normal" style:font-size-complex="14pt" style:font-style-complex="normal"/>
    </style:style>
    <style:style style:name="T171" style:family="text">
      <style:text-properties style:text-position="0% 100%" fo:font-size="14pt" fo:font-style="italic" officeooo:rsid="010cb0d1" style:font-size-asian="12.25pt" style:font-style-asian="italic" style:font-size-complex="14pt" style:font-style-complex="italic"/>
    </style:style>
    <style:style style:name="T172" style:family="text">
      <style:text-properties style:text-position="0% 100%" fo:font-size="14pt" fo:font-style="italic" officeooo:rsid="00ffdea1" style:font-size-asian="12.25pt" style:font-style-asian="italic" style:font-size-complex="14pt" style:font-style-complex="italic"/>
    </style:style>
    <style:style style:name="T173" style:family="text">
      <style:text-properties style:text-position="0% 100%" officeooo:rsid="0072933b"/>
    </style:style>
    <style:style style:name="T174" style:family="text">
      <style:text-properties style:text-position="super 58%" fo:font-style="normal" officeooo:rsid="0079688b" style:font-style-asian="normal" style:font-style-complex="normal"/>
    </style:style>
    <style:style style:name="T175" style:family="text">
      <style:text-properties officeooo:rsid="0080163d"/>
    </style:style>
    <style:style style:name="T176" style:family="text">
      <style:text-properties officeooo:rsid="00af61d3"/>
    </style:style>
    <style:style style:name="T177" style:family="text">
      <style:text-properties officeooo:rsid="00ffdea1"/>
    </style:style>
    <style:style style:name="T178" style:family="text">
      <style:text-properties officeooo:rsid="0100e614"/>
    </style:style>
    <style:style style:name="T179" style:family="text">
      <style:text-properties officeooo:rsid="010381d1"/>
    </style:style>
    <style:style style:name="T180" style:family="text">
      <style:text-properties officeooo:rsid="01051e6f"/>
    </style:style>
    <style:style style:name="T181" style:family="text">
      <style:text-properties officeooo:rsid="01070a66"/>
    </style:style>
    <style:style style:name="T182" style:family="text">
      <style:text-properties officeooo:rsid="01080450"/>
    </style:style>
    <style:style style:name="T183" style:family="text">
      <style:text-properties officeooo:rsid="010cb0d1"/>
    </style:style>
    <style:style style:name="T184" style:family="text">
      <style:text-properties officeooo:rsid="0113040a"/>
    </style:style>
    <style:style style:name="T185" style:family="text">
      <style:text-properties officeooo:rsid="011654f3"/>
    </style:style>
    <style:style style:name="T186" style:family="text">
      <style:text-properties officeooo:rsid="0118d0aa"/>
    </style:style>
    <style:style style:name="T187" style:family="text">
      <style:text-properties fo:font-variant="normal" fo:text-transform="none" fo:color="#24292e" fo:letter-spacing="normal" fo:font-style="normal" fo:font-weight="normal"/>
    </style:style>
    <style:style style:name="T188" style:family="text">
      <style:text-properties fo:font-variant="normal" fo:text-transform="none" fo:color="#24292e" fo:letter-spacing="normal" fo:font-style="normal" fo:font-weight="normal" officeooo:rsid="0118d0aa"/>
    </style:style>
    <style:style style:name="T189" style:family="text">
      <style:text-properties fo:font-variant="normal" fo:text-transform="none" fo:color="#24292e" fo:letter-spacing="normal" fo:font-style="italic" fo:font-weight="bold" officeooo:rsid="0118d0aa" style:font-style-asian="italic" style:font-weight-asian="bold" style:font-style-complex="italic" style:font-weight-complex="bold"/>
    </style:style>
    <style:style style:name="T190" style:family="text">
      <style:text-properties fo:font-variant="normal" fo:text-transform="none" fo:color="#24292e" fo:letter-spacing="normal" fo:font-style="italic" fo:font-weight="normal" officeooo:rsid="0118d0aa" style:font-style-asian="italic" style:font-style-complex="italic"/>
    </style:style>
    <style:style style:name="T191" style:family="text">
      <style:text-properties fo:font-variant="normal" fo:text-transform="none" fo:color="#24292e" style:font-name="Liberation Serif" fo:letter-spacing="normal" fo:font-style="normal" fo:font-weight="normal" officeooo:rsid="0118d0aa" style:font-size-asian="14pt" style:font-weight-asian="normal" style:font-size-complex="14pt" style:font-weight-complex="normal"/>
    </style:style>
    <style:style style:name="T192" style:family="text">
      <style:text-properties fo:font-variant="normal" fo:text-transform="none" fo:color="#24292e" style:font-name="Liberation Serif" fo:letter-spacing="normal" fo:font-style="normal" fo:font-weight="normal" officeooo:rsid="0118d0aa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24292e" style:font-name="Liberation Serif" fo:letter-spacing="normal" fo:font-style="italic" fo:font-weight="bold" officeooo:rsid="0118d0aa" style:font-size-asian="14pt" style:font-style-asian="italic" style:font-weight-asian="normal" style:font-size-complex="14pt" style:font-style-complex="italic" style:font-weight-complex="normal"/>
    </style:style>
    <style:style style:name="T194" style:family="text">
      <style:text-properties fo:font-variant="normal" fo:text-transform="none" fo:color="#24292e" style:font-name="Liberation Serif" fo:font-size="14pt" fo:letter-spacing="normal" fo:font-style="normal" fo:font-weight="bold" style:font-size-asian="14pt" style:font-size-complex="14pt"/>
    </style:style>
    <style:style style:name="T195" style:family="text">
      <style:text-properties fo:font-variant="normal" fo:text-transform="none" fo:color="#24292e" style:font-name="Liberation Serif" fo:font-size="14pt" fo:letter-spacing="normal" fo:font-style="normal" fo:font-weight="bold" officeooo:rsid="011e1a1d" style:font-size-asian="14pt" style:font-size-complex="14pt"/>
    </style:style>
    <style:style style:name="T196" style:family="text">
      <style:text-properties fo:font-variant="normal" fo:text-transform="none" fo:color="#24292e" style:font-name="Liberation Serif" fo:font-size="14pt" fo:letter-spacing="normal" fo:font-style="normal" fo:font-weight="bold" officeooo:rsid="011efe6a" style:font-size-asian="14pt" style:font-size-complex="14pt"/>
    </style:style>
    <style:style style:name="T197" style:family="text">
      <style:text-properties fo:font-variant="normal" fo:text-transform="none" fo:color="#24292e" style:font-name="Liberation Serif" fo:font-size="14pt" fo:letter-spacing="normal" fo:font-style="normal" fo:font-weight="normal" style:font-size-asian="14pt" style:font-size-complex="14pt"/>
    </style:style>
    <style:style style:name="T198" style:family="text">
      <style:text-properties fo:font-variant="normal" fo:text-transform="none" fo:color="#24292e" style:font-name="Liberation Serif" fo:font-size="14pt" fo:letter-spacing="normal" fo:font-style="normal" fo:font-weight="normal" style:font-size-asian="14pt" style:font-size-complex="14pt" loext:padding="0in" loext:border="none"/>
    </style:style>
    <style:style style:name="T199" style:family="text">
      <style:text-properties fo:font-variant="normal" fo:text-transform="none" fo:color="#24292e" style:font-name="Liberation Serif" fo:font-size="14pt" fo:letter-spacing="normal" fo:font-style="normal" fo:font-weight="normal" officeooo:rsid="0119d42d" style:font-size-asian="14pt" style:font-size-complex="14pt"/>
    </style:style>
    <style:style style:name="T200" style:family="text">
      <style:text-properties fo:font-variant="normal" fo:text-transform="none" fo:color="#24292e" style:font-name="Liberation Serif" fo:font-size="14pt" fo:letter-spacing="normal" fo:font-style="normal" fo:font-weight="normal" officeooo:rsid="0118d0aa" style:font-size-asian="14pt" style:font-size-complex="14pt"/>
    </style:style>
    <style:style style:name="T201" style:family="text">
      <style:text-properties fo:font-variant="normal" fo:text-transform="none" fo:color="#24292e" style:font-name="Liberation Serif" fo:font-size="14pt" fo:letter-spacing="normal" fo:font-style="normal" fo:font-weight="normal" officeooo:rsid="011cfaea" style:font-size-asian="14pt" style:font-size-complex="14pt"/>
    </style:style>
    <style:style style:name="T202" style:family="text">
      <style:text-properties fo:font-variant="normal" fo:text-transform="none" fo:color="#24292e" style:font-name="Liberation Serif" fo:font-size="14pt" fo:letter-spacing="normal" fo:font-style="normal" fo:font-weight="normal" officeooo:rsid="011e1a1d" style:font-size-asian="14pt" style:font-size-complex="14pt"/>
    </style:style>
    <style:style style:name="T203" style:family="text">
      <style:text-properties fo:font-variant="normal" fo:text-transform="none" fo:color="#24292e" style:font-name="Liberation Serif" fo:font-size="14pt" fo:letter-spacing="normal" fo:font-style="normal" fo:font-weight="normal" officeooo:rsid="011efe6a" style:font-size-asian="14pt" style:font-size-complex="14pt"/>
    </style:style>
    <style:style style:name="T204" style:family="text">
      <style:text-properties fo:font-variant="normal" fo:text-transform="none" fo:color="#24292e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24292e" style:font-name="Liberation Serif" fo:font-size="14pt" fo:letter-spacing="normal" fo:font-style="normal" fo:font-weight="normal" officeooo:rsid="011a7814" style:font-size-asian="14pt" style:font-weight-asian="normal" style:font-size-complex="14pt" style:font-weight-complex="normal"/>
    </style:style>
    <style:style style:name="T206" style:family="text">
      <style:text-properties fo:font-variant="normal" fo:text-transform="none" fo:color="#24292e" style:font-name="Liberation Serif" fo:font-size="14pt" fo:letter-spacing="normal" fo:font-style="normal" fo:font-weight="normal" officeooo:rsid="011c3d4a" style:font-size-asian="14pt" style:font-weight-asian="normal" style:font-size-complex="14pt" style:font-weight-complex="normal"/>
    </style:style>
    <style:style style:name="T207" style:family="text">
      <style:text-properties fo:font-variant="normal" fo:text-transform="none" fo:color="#24292e" style:font-name="Liberation Serif" fo:font-size="14pt" fo:letter-spacing="normal" fo:font-style="normal" fo:font-weight="normal" officeooo:rsid="011efe6a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fo:color="#24292e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24292e" style:font-name="Liberation Serif" fo:font-size="14pt" fo:letter-spacing="normal" fo:font-style="normal" fo:font-weight="normal" officeooo:rsid="011c3d4a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24292e" style:font-name="Liberation Serif" fo:font-size="14pt" fo:letter-spacing="normal" fo:font-style="normal" fo:font-weight="normal" officeooo:rsid="011cfaea" style:font-size-asian="14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24292e" style:font-name="Liberation Serif" fo:font-size="14pt" fo:letter-spacing="normal" fo:font-style="normal" fo:font-weight="normal" officeooo:rsid="011e1a1d" style:font-size-asian="14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24292e" style:font-name="Liberation Serif" fo:font-size="14pt" fo:letter-spacing="normal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213" style:family="text">
      <style:text-properties fo:font-variant="normal" fo:text-transform="none" fo:color="#24292e" style:font-name="Liberation Serif" fo:font-size="14pt" fo:letter-spacing="normal" fo:font-style="normal" fo:font-weight="normal" officeooo:rsid="011c3d4a" style:font-size-asian="14pt" style:font-style-asian="italic" style:font-weight-asian="normal" style:font-size-complex="14pt" style:font-style-complex="italic" style:font-weight-complex="normal"/>
    </style:style>
    <style:style style:name="T214" style:family="text">
      <style:text-properties fo:font-variant="normal" fo:text-transform="none" fo:color="#24292e" style:font-name="Liberation Serif" fo:font-size="14pt" fo:letter-spacing="normal" fo:font-style="italic" fo:font-weight="normal" style:font-size-asian="14pt" style:font-style-asian="italic" style:font-size-complex="14pt" style:font-style-complex="italic"/>
    </style:style>
    <style:style style:name="T215" style:family="text">
      <style:text-properties fo:font-variant="normal" fo:text-transform="none" fo:color="#24292e" style:font-name="Liberation Serif" fo:font-size="14pt" fo:letter-spacing="normal" fo:font-style="italic" fo:font-weight="normal" officeooo:rsid="011a7814" style:font-size-asian="14pt" style:font-style-asian="italic" style:font-size-complex="14pt" style:font-style-complex="italic"/>
    </style:style>
    <style:style style:name="T216" style:family="text">
      <style:text-properties fo:font-variant="normal" fo:text-transform="none" fo:color="#24292e" style:font-name="Liberation Serif" fo:font-size="14pt" fo:letter-spacing="normal" fo:font-style="italic" fo:font-weight="normal" officeooo:rsid="011cfaea" style:font-size-asian="14pt" style:font-style-asian="italic" style:font-size-complex="14pt" style:font-style-complex="italic"/>
    </style:style>
    <style:style style:name="T217" style:family="text">
      <style:text-properties fo:font-variant="normal" fo:text-transform="none" fo:color="#24292e" style:font-name="Liberation Serif" fo:font-size="14pt" fo:letter-spacing="normal" fo:font-style="italic" fo:font-weight="normal" officeooo:rsid="011e1a1d" style:font-size-asian="14pt" style:font-style-asian="italic" style:font-size-complex="14pt" style:font-style-complex="italic"/>
    </style:style>
    <style:style style:name="T218" style:family="text">
      <style:text-properties fo:font-variant="normal" fo:text-transform="none" fo:color="#24292e" style:font-name="Liberation Serif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9" style:family="text">
      <style:text-properties fo:font-variant="normal" fo:text-transform="none" fo:color="#24292e" style:font-name="Liberation Serif" fo:font-size="14pt" fo:letter-spacing="normal" fo:font-style="italic" fo:font-weight="normal" officeooo:rsid="011c3d4a" style:font-size-asian="14pt" style:font-style-asian="italic" style:font-weight-asian="normal" style:font-size-complex="14pt" style:font-style-complex="italic" style:font-weight-complex="normal"/>
    </style:style>
    <style:style style:name="T220" style:family="text">
      <style:text-properties fo:font-variant="normal" fo:text-transform="none" fo:color="#24292e" style:font-name="Liberation Serif" fo:font-size="14pt" fo:letter-spacing="normal" fo:font-style="italic" fo:font-weight="normal" officeooo:rsid="011cfaea" style:font-size-asian="14pt" style:font-style-asian="italic" style:font-weight-asian="normal" style:font-size-complex="14pt" style:font-style-complex="italic" style:font-weight-complex="normal"/>
    </style:style>
    <style:style style:name="T221" style:family="text">
      <style:text-properties fo:font-variant="normal" fo:text-transform="none" fo:color="#24292e" style:font-name="Liberation Serif" fo:font-size="14pt" fo:letter-spacing="normal" fo:font-style="italic" fo:font-weight="normal" officeooo:rsid="011e1a1d" style:font-size-asian="14pt" style:font-style-asian="italic" style:font-weight-asian="normal" style:font-size-complex="14pt" style:font-style-complex="italic" style:font-weight-complex="normal"/>
    </style:style>
    <style:style style:name="T222" style:family="text">
      <style:text-properties fo:font-variant="normal" fo:text-transform="none" fo:color="#24292e" style:font-name="Liberation Serif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24292e" style:font-name="Liberation Serif" fo:font-size="14pt" fo:letter-spacing="normal" fo:font-style="italic" fo:font-weight="bold" style:font-size-asian="14pt" style:font-style-asian="italic" style:font-size-complex="14pt" style:font-style-complex="italic"/>
    </style:style>
    <style:style style:name="T224" style:family="text">
      <style:text-properties fo:font-variant="normal" fo:text-transform="none" fo:color="#24292e" style:font-name="Liberation Serif" fo:font-size="14pt" fo:letter-spacing="normal" fo:font-style="italic" fo:font-weight="bold" officeooo:rsid="011e1a1d" style:font-size-asian="14pt" style:font-style-asian="italic" style:font-size-complex="14pt" style:font-style-complex="italic"/>
    </style:style>
    <style:style style:name="T225" style:family="text">
      <style:text-properties fo:font-variant="normal" fo:text-transform="none" fo:color="#24292e" fo:font-size="14pt" fo:letter-spacing="normal" fo:font-style="normal" fo:font-weight="normal" officeooo:rsid="011e1a1d" style:font-size-asian="14pt" style:font-size-complex="14pt"/>
    </style:style>
    <style:style style:name="T226" style:family="text">
      <style:text-properties fo:font-variant="normal" fo:text-transform="none" fo:color="#24292e" fo:font-size="14pt" fo:letter-spacing="normal" fo:font-style="normal" fo:font-weight="bold" officeooo:rsid="011e1a1d" style:font-size-asian="14pt" style:font-size-complex="14pt"/>
    </style:style>
    <style:style style:name="T227" style:family="text">
      <style:text-properties fo:font-variant="normal" fo:text-transform="none" fo:color="#24292e" style:font-name="Liberation Sans Narrow" fo:font-size="14pt" fo:letter-spacing="normal" fo:font-style="italic" style:font-size-asian="14pt" style:font-style-asian="italic" style:font-size-complex="14pt" style:font-style-complex="italic" loext:padding="0in" loext:border="none"/>
    </style:style>
    <style:style style:name="T228" style:family="text">
      <style:text-properties fo:font-variant="normal" fo:text-transform="none" fo:color="#24292e" style:font-name="Liberation Sans Narrow" fo:font-size="14pt" fo:letter-spacing="normal" fo:font-style="italic" officeooo:rsid="011a7814" style:font-size-asian="14pt" style:font-style-asian="italic" style:font-size-complex="14pt" style:font-style-complex="italic" loext:padding="0in" loext:border="none"/>
    </style:style>
    <style:style style:name="T229" style:family="text">
      <style:text-properties fo:font-variant="normal" fo:text-transform="none" fo:color="#24292e" style:font-name="Liberation Sans Narrow" fo:font-size="14pt" fo:letter-spacing="normal" fo:font-style="italic" fo:font-weight="normal" style:font-size-asian="14pt" style:font-style-asian="italic" style:font-size-complex="14pt" style:font-style-complex="italic" loext:padding="0in" loext:border="none"/>
    </style:style>
    <style:style style:name="T230" style:family="text">
      <style:text-properties fo:font-variant="normal" fo:text-transform="none" fo:color="#24292e" style:font-name="Liberation Sans Narrow" fo:font-size="14pt" fo:letter-spacing="normal" fo:font-style="italic" fo:font-weight="normal" officeooo:rsid="011a7814" style:font-size-asian="14pt" style:font-style-asian="italic" style:font-size-complex="14pt" style:font-style-complex="italic" loext:padding="0in" loext:border="none"/>
    </style:style>
    <style:style style:name="T231" style:family="text">
      <style:text-properties officeooo:rsid="0072933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 text:consecutive-numbering="true">
      <text:list-level-style-bullet text:level="1" text:style-name="Bullet_20_Symbols" text:bullet-char="•">
        <style:list-level-properties text:space-before="0.4909in"/>
        <style:text-properties style:font-name="OpenSymbol"/>
      </text:list-level-style-bullet>
      <text:list-level-style-bullet text:level="2" text:style-name="Bullet_20_Symbols" style:num-suffix="." text:bullet-char="∘">
        <style:list-level-properties text:space-before="0.9819in"/>
        <style:text-properties fo:font-family="OpenSymbol" style:font-style-name="Regular" style:font-charset="x-symbol"/>
      </text:list-level-style-bullet>
      <text:list-level-style-bullet text:level="3" text:style-name="Bullet_20_Symbols" style:num-suffix="." text:bullet-char="▪">
        <style:list-level-properties text:space-before="1.2764in" text:min-label-width="0.1965in"/>
        <style:text-properties fo:font-family="OpenSymbol" style:font-style-name="Regular" style:font-charset="x-symbol"/>
      </text:list-level-style-bullet>
      <text:list-level-style-bullet text:level="4" text:style-name="Bullet_20_Symbols" style:num-suffix="." text:bullet-char="▫">
        <style:list-level-properties text:space-before="1.7673in" text:min-label-width="0.1965in"/>
        <style:text-properties fo:font-family="OpenSymbol" style:font-style-name="Regular" style:font-charset="x-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Глава 1. <text:span text:style-name="T106">Алгоритъм на подчетраващата линия</text:span><text:span text:style-name="T105"> </text:span></text:h>
      <text:p text:style-name="P33"/>
      <text:p text:style-name="P34"><text:span text:style-name="T1">Изчисленията и визуализацията в софтуера се базират на </text:span><text:span text:style-name="T3">Highlight-line </text:span><text:span text:style-name="T32">алгоритъмът (</text:span><text:span text:style-name="T3">Алгоритъм на подчетраващата линия</text:span><text:span text:style-name="T32">) </text:span><text:span text:style-name="T33"><text:note text:id="ftn1" text:note-class="footnote"><text:note-citation>1</text:note-citation><text:note-body><text:p text:style-name="P1"><text:span text:style-name="T32">. </text:span><text:span text:style-name="T3">Beier, K., Chen, </text:span><text:span text:style-name="T5">Y., </text:span><text:span text:style-name="T3">Highlight-line algorithm for realtime surface-quality assessment, </text:span><text:span text:style-name="T5">1994</text:span></text:p></text:note-body></text:note></text:span><text:span text:style-name="T32">. </text:span><text:span text:style-name="T34">Подчертаваща линия</text:span><text:span text:style-name="T32"> </text:span><text:span text:style-name="T34">се получава </text:span><text:span text:style-name="T35">чрез линеен източник на светлина, идеализирано представен </text:span><text:span text:style-name="T55">като</text:span><text:span text:style-name="T35"> </text:span><text:span text:style-name="T36">брзкрайно продължаваща права линия.</text:span><text:span text:style-name="T35"> </text:span><text:span text:style-name="T36">Този източник трабва да бъде позициониран над повърхнината, на която ще бъде правена оценка. </text:span><text:span text:style-name="T32">“</text:span><text:span text:style-name="T36">Отпечатък</text:span><text:span text:style-name="T39">ъ</text:span><text:span text:style-name="T36">т</text:span><text:span text:style-name="T32">” </text:span><text:span text:style-name="T36">на светлинния източник върху повърхнината</text:span><text:span text:style-name="T32"> </text:span><text:span text:style-name="T36">представява съвкупонстта от всички точки от повърхнината, </text:span><text:span text:style-name="T37">за които </text:span><text:span text:style-name="T38">продълженияата на нормалите в тях се пресичат със светлинният източник. </text:span><text:span text:style-name="T40">Този отпечатък е подертаващата линия.</text:span></text:p>
      <text:p text:style-name="P34"><text:span text:style-name="T38">П</text:span><text:span text:style-name="T31">одчертаващата линия представлява </text:span><text:span text:style-name="T41">множество от точки, за които разстоянието межд</text:span><text:span text:style-name="T42">у</text:span><text:span text:style-name="T41"> нормалата на пов</text:span><text:span text:style-name="T42">ърхнината в дадената точка и линейният източник на светлина е равно на 0.</text:span></text:p>
      <text:p text:style-name="P34">Условието, което трябва да е изпълнено, за да бъде дадена точка от повърхнината част от подчертаващата линия, може да бъде формулирано по следния начин:</text:p>
      <text:p text:style-name="P34"><text:span text:style-name="T31">Нека означим линейният светлинен източник с </text:span><text:span text:style-name="T2">L(t)</text:span><text:span text:style-name="T31"> и нека го зададем като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94"><draw:frame draw:style-name="fr5" draw:name="Object3" text:anchor-type="as-char" svg:y="-0.152in" svg:width="0.9217in" svg:height="0.2in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9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9"/>
      <text:p text:style-name="P35"><text:span text:style-name="T38">к</text:span><text:span text:style-name="T31">ъдето</text:span></text:p>
      <text:list xml:id="list3015724454" text:style-name="L1">
        <text:list-item>
          <text:p text:style-name="P93"><text:span text:style-name="T4">А</text:span><text:span text:style-name="T43"> е точка от </text:span><text:span text:style-name="T4">L(t)</text:span></text:p>
        </text:list-item>
        <text:list-item>
          <text:p text:style-name="P2"><text:span text:style-name="T4">B</text:span><text:span text:style-name="T43"> </text:span><text:span text:style-name="T31">е векторът на посоката на </text:span><text:span text:style-name="T2">L(t)</text:span><text:span text:style-name="T31">.</text:span></text:p>
        </text:list-item>
      </text:list>
      <text:p text:style-name="P33"><text:span text:style-name="T72">За дадена точка </text:span><text:span text:style-name="T92">Q</text:span><text:span text:style-name="T72"> от повърхнината, нека </text:span><text:span text:style-name="T92">N</text:span><text:span text:style-name="T72"> е векторът на посоката на нормалата в тази точка. Тогава продължената нормала на повърхнината </text:span><text:span text:style-name="T92">E(s)</text:span><text:span text:style-name="T72"> в т.</text:span><text:span text:style-name="T92">Q</text:span><text:span text:style-name="T72"> е права, минаваща през </text:span><text:span text:style-name="T92">Q</text:span><text:span text:style-name="T72"> в посоката, зададена от </text:span><text:span text:style-name="T92">N</text:span><text:span text:style-name="T72">. Продължената нормала на</text:span><text:span text:style-name="T31"> </text:span><text:span text:style-name="T72">пов</text:span><text:span text:style-name="T75">ъ</text:span><text:span text:style-name="T72">рхнината в точка </text:span><text:span text:style-name="T92">Q</text:span><text:span text:style-name="T72"> може да бъде зададена както следва: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4"><draw:frame draw:style-name="fr5" draw:name="Object2" text:anchor-type="as-char" svg:y="-0.152in" svg:width="0.9634in" svg:height="0.213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9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"/>
      <text:p text:style-name="P34"><text:span text:style-name="T31">Точка </text:span><text:span text:style-name="T2">Q</text:span><text:span text:style-name="T31"> принадлежи на подчертаващата линия, ако правите </text:span><text:span text:style-name="T2">L(t)</text:span><text:span text:style-name="T31"> и </text:span><text:span text:style-name="T2">E(s)</text:span><text:span text:style-name="T31"> се пресичат, </text:span><text:span text:style-name="T44">тоест, ако разстоянието между тях, зададено със следната формула</text:span></text:p>
      <text:p text:style-name="P5"><text:tab/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94"><draw:frame draw:style-name="fr5" draw:name="Object4" text:anchor-type="as-char" svg:y="-0.2602in" svg:width="1.4689in" svg:height="0.427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2.A1" office:value-type="string">
              <text:p text:style-name="P9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"/>
      <text:p text:style-name="P7"><text:span text:style-name="T73">да бъде равно на 0 </text:span><text:span text:style-name="T93">(d=0).</text:span></text:p>
      <text:p text:style-name="P4"><draw:frame draw:style-name="fr1" draw:name="Image3" text:anchor-type="paragraph" svg:width="6.8161in" svg:height="4.6571in" draw:z-index="5"><draw:image xlink:href="Pictures/10000201000002D0000001ECA674EF9E48DADFD3.png" xlink:type="simple" xlink:show="embed" xlink:actuate="onLoad" loext:mime-type="image/png"/></draw:frame><text:tab/><text:tab/><text:tab/><text:tab/><text:tab/><text:tab/><text:span text:style-name="T109">Фиг. 1</text:span></text:p>
      <text:p text:style-name="P34"><text:span text:style-name="T45">М</text:span><text:span text:style-name="T46">оделът на подчертаващата линия може да бъде обобщен, </text:span><text:span text:style-name="T49">като</text:span><text:span text:style-name="T46"> линейният източник на светлина бъде заменен с цилиндър с даден радиус, което би представлявало по-реалистична симулация на светлинен източник.</text:span><text:span text:style-name="T45"> </text:span><text:span text:style-name="T46">Тогава съответният “отпечатък” </text:span><text:span text:style-name="T47">на светлинният източник върху повърхнината ще представлява подчертаваща лента. </text:span><text:span text:style-name="T48">Ширината на тази лента ще се променя в зависимост от радиусът на цилиндъра.</text:span></text:p>
      <text:p text:style-name="P34">Подчертаващата лента дефинираме като множеството от точки от дадена повърхнина, за които разстоянието между нормалата на повърхнината в дадената точка и височината в центъра на цилиндричният светлинен източник е по-малко или равно на радиуса на източникът.</text:p>
      <text:p text:style-name="P33"><text:span text:style-name="T100">Имайки предвид тази дефиниция, </text:span><text:span text:style-name="T101">в сила е и твърдението, че точка </text:span><text:span text:style-name="T94">Q</text:span><text:span text:style-name="T75"> от повърхнината принадлежи на п</text:span><text:span text:style-name="T76">о</text:span><text:span text:style-name="T75">дчертаваща лента, ако </text:span><text:span text:style-name="T76">продължената нормала на повърхнината в точката </text:span><text:span text:style-name="T95">Q</text:span><text:span text:style-name="T77"> пресича цилиндъра. А де</text:span><text:span text:style-name="T78">финицията за </text:span><text:soft-page-break/><text:span text:style-name="T78">приналежността на тока от повърхнината към подчертаващата линия при линеен източник е приложима и тук, към централната височина на цилиндъра.</text:span></text:p>
      <text:p text:style-name="P75"><text:span text:style-name="T74">П</text:span><text:span text:style-name="T72">олучаваме, че </text:span><text:span text:style-name="T75">точка </text:span><text:span text:style-name="T94">Q</text:span><text:span text:style-name="T75"> от повърхнината принадлежи на п</text:span><text:span text:style-name="T76">о</text:span><text:span text:style-name="T75">дчертаваща лента, ако </text:span><text:span text:style-name="T72">е изпълнено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4"><draw:frame draw:style-name="fr5" draw:name="Object1" text:anchor-type="as-char" svg:y="-0.1484in" svg:width="0.389in" svg:height="0.18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9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8"/>
      <text:p text:style-name="P11"><text:span text:style-name="T102">където </text:span><text:span text:style-name="T96">d</text:span><text:span text:style-name="T80"> е дефинирано във формула </text:span><text:span text:style-name="T91">(3), а </text:span><text:span text:style-name="T99">r </text:span><text:span text:style-name="T91">е радиусът на цилиндричният светлинен източник.</text:span></text:p>
      <text:p text:style-name="P76"><text:span text:style-name="T102">Равенството тук се отнася за всички точки от повърхнината, пордължените нормали на повърхнината в които са тангенти за цилиндричният светлинен източник. Множеството от всички точки, за които е в сила ра</text:span><text:span text:style-name="T103">в</text:span><text:span text:style-name="T102">енство, се наричат граница на подчертаващата лента. </text:span><text:span text:style-name="T103">В сила е и слендото определение - <text:s/></text:span><text:span text:style-name="T102">граница на подчертаващата лента </text:span><text:span text:style-name="T103">е множество от точки от повърхнина, разстоянието между нормалите на повърхнината в които и височината в центъра на цилиндричният светлинен източник е равно на радиусът на източника.</text:span></text:p>
      <text:p text:style-name="P76"><text:span text:style-name="T104">Очевидно</text:span><text:span text:style-name="T103"> е, че при </text:span><text:span text:style-name="T97">r = 0,</text:span><text:span text:style-name="T82"> подчертаващата лента </text:span><text:span text:style-name="T81">е всъщност подчертаваща линия, което свойство е в основата на използваният алгоритъм на подчертаващата линия.</text:span></text:p>
      <text:p text:style-name="P76"><text:span text:style-name="T83">Подчертаващата линия може да приема много различни форми, включително затворени или пресичащи се криви, в зависимост от формата на повърхнината, както и от позицията и ориентацията на светлинният източник. Най-често подчертаващата линия е единична крива, </text:span><text:span text:style-name="T84">ако светлинният източник е позициониран от изпъкналата страна на повърхнината.</text:span><text:span text:style-name="T83"> </text:span><text:span text:style-name="T82"><text:s/></text:span><text:span text:style-name="T84">Прекъснати, несвързани криви и пресичаия са характерни за случаите, в които светлинният източник се премести от вдлъбнатата страна на повърхнината.</text:span><text:span text:style-name="T82"> </text:span></text:p>
      <text:p text:style-name="P77"><text:span text:style-name="T82">В </text:span><text:span text:style-name="T84">своята публикация, представяща използваният алгоритъм, </text:span><text:span text:style-name="T85">Beier </text:span><text:span text:style-name="T84">и </text:span><text:span text:style-name="T85">Chen </text:span><text:span text:style-name="T86">описват възможностите за изследване на различни сценарии в интерактивна графична среда. Такава е средата и в настоящия софтуер – има възможност за преместване на цилиндричният светлинен източник, което води до смяна на местоположението и формата на подчертаващата линия върху повърхнината. </text:span></text:p>
      <text:p text:style-name="P77"><text:span text:style-name="T86">Предложена е и замяна на светлинният източник с множество от успоредни линейни светлинни източници, което </text:span><text:span text:style-name="T87">да доведе до</text:span><text:span text:style-name="T85"> </text:span><text:span text:style-name="T87">фамилия от подчертаващи линии върху повърхнината. Този подход е използван и тук, като е имплементирана и предложената от авторите на алгоритъма възможност за интерактивна промяна на радиуса на светлинният източник.</text:span></text:p>
      <text:p text:style-name="P78"><text:span text:style-name="T87">Д</text:span><text:span text:style-name="T79">ве основни свойства на моделът на подчертаващата линия улесняват качествената оценка на повърхнина и по сходен начин се отнасят за моделът на </text:span><text:soft-page-break/><text:span text:style-name="T79">подчертаващата лента.<text:line-break/></text:span></text:p>
      <text:list xml:id="list3469017101" text:style-name="L2">
        <text:list-item>
          <text:p text:style-name="P79"><text:span text:style-name="T88">Първото от тях е независимостта на подчертаващата линия от позицията, от която се разглежда. Подчертаващата линия е опростен вариант на моделът с отражение именно заради независимостта си от позицията на разглеждане. </text:span><text:span text:style-name="T89">При моделите за изледване на повърхнини на базата на линии на отражение, линиите се променят спрямо позицията, от която се наблюдават. Повърхнината и светлинният източник могат да бъдат ротирани и транслирани заедно с цел улеснение на изледването на подчертаващата линия. Тъй като позицията й остава непроменена, не са необходими допълнителни изчисления про промяна на позицията на разглеждане.</text:span></text:p>
        </text:list-item>
        <text:list-item>
          <text:p text:style-name="P80"><text:span text:style-name="T87">Д</text:span><text:span text:style-name="T89">ругото важно свойство е фактът, че прекъснатостта на повърхнината се увеличава с една кратност при подчертаващата линия. </text:span><text:span text:style-name="T90">Моделът на подчертаващата линия включва нормалите на повърхнината и е чувствителен на промяна в посоките на нормалите. За параметрична повърхнина </text:span><text:span text:style-name="T98">Q(u, v)</text:span><text:span text:style-name="T90"> нормала може да се дефинира като векторното произведение на двете първи частни производни (допирателните вектори) в дадена точка. Ако тези първи производни не са непрекъснати(тангнтна прекъснатост), подчертаващата линия разкрива потенциална прекъснатост. Двукатна прекъснатост на повърхнина би довела до тангентна прекъснатост в подчертаващата линия. </text:span></text:p>
        </text:list-item>
      </text:list>
      <text:p text:style-name="P36">Подчертаващите линии и границите на подчертаващите ленти имат сходни свойства. <text:span text:style-name="T107">Следователно, фамилия от подчертаващи линии, получени от множество от успоредни светлинни източници може да бъде заменена с фамилия от подчертаващи гранични линии, възпроизведени от един светлинен източник, като се вземат различни стойности за радиус на цилиндричният източник. Моделът с гранични линии на подчертаваща лента носи подобна информация и може да бъде използван.</text:span></text:p>
      <text:p text:style-name="P37">Чувствителността на подчертаващите линии позволява откриването на малки неравности по повърхнината, които често биват наблюдавани при повърхнини, които са математически гладки.</text:p>
      <text:p text:style-name="P38"><text:span text:style-name="T107">В своята публикация </text:span><text:span text:style-name="T64">Beier </text:span><text:span text:style-name="T65">и </text:span><text:span text:style-name="T64">Chen </text:span><text:span text:style-name="T66">дават следният пример за това.</text:span></text:p>
      <text:p text:style-name="P39">Представянето на повърхнина<text:span text:style-name="T108">та от </text:span><text:span text:style-name="T7">Фиг. 1</text:span> чрез мрежа дава представа за гладка повърхнина.</text:p>
      <text:p text:style-name="P39"/>
      <text:p text:style-name="P39"><draw:frame draw:style-name="fr2" draw:name="Image1" text:anchor-type="paragraph" svg:x="1.122in" svg:y="0in" svg:width="3.6161in" svg:height="2.2283in" draw:z-index="1"><draw:image xlink:href="Pictures/100002010000024D0000016B0DE27B155FE53F42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tab/><text:tab/><text:tab/><text:tab/><text:tab/><text:span text:style-name="T19">Фиг. 1.</text:span></text:p>
      <text:p text:style-name="P39">Подчертаващите линии на <text:span text:style-name="T108">Ф</text:span><text:span text:style-name="T2">иг. </text:span><text:span text:style-name="T7">2</text:span><text:span text:style-name="T6"> </text:span>обаче показват малка вдлъбнатина, забележима чрез недостатъците във формата на фамилията от подчертаващи линии.</text:p>
      <text:p text:style-name="P39"><draw:frame draw:style-name="fr2" draw:name="Image2" text:anchor-type="paragraph" svg:x="0.5744in" svg:y="-0.052in" svg:width="4.7319in" svg:height="2.7508in" draw:z-index="4"><draw:image xlink:href="Pictures/100002010000026D000001697140863E9DF3A8F7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tab/><text:tab/><text:tab/><text:tab/><text:tab/><text:span text:style-name="T20">Фиг. 2</text:span></text:p>
      <text:p text:style-name="P47">На теория, подчертаваща или гранична линия може да бъде дефинирана чрез система от нелинейни <text:span text:style-name="T111">обикновени</text:span> диференциални уравнения. Нека вземем предвид следната подчертаваща линия в uv пространството на параметрична повърхнина Q(u, v)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4"><draw:frame draw:style-name="fr5" draw:name="Object5" text:anchor-type="as-char" svg:y="-0.228in" svg:width="1.9925in" svg:height="0.4083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9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2"/>
      <text:p text:style-name="P34"><text:span text:style-name="T112">Тук t е параметър, а </text:span><text:span text:style-name="T18">ɑ</text:span><text:span text:style-name="T112"> и </text:span><text:span text:style-name="T18">β</text:span><text:span text:style-name="T231"> са долна и горна граница на </text:span><text:span text:style-name="T18">t</text:span><text:span text:style-name="T231">. За дадена повърхнина и даден светлинен източник, разстоянието </text:span><text:span text:style-name="T18">d</text:span><text:span text:style-name="T231"> от всички точки на </text:span><text:span text:style-name="T18">H</text:span><text:span text:style-name="T120">uv</text:span><text:span text:style-name="T173"> може да бъде записано като функия на </text:span><text:span text:style-name="T145">u(t), v(t)</text:span><text:span text:style-name="T125">, </text:span><text:span text:style-name="T173">т.е.</text:span><text:span text:style-name="T125"> </text:span><text:span text:style-name="T145">d(u(t), v(t))</text:span><text:span text:style-name="T125"> </text:span><text:span text:style-name="T173">и то трябва да бъде равно на радиусът на светлинният източник </text:span><text:span text:style-name="T156">r</text:span><text:span text:style-name="T173">. Така получаваме следното уравнение за разстоянието:</text:span></text:p>
      <text:p text:style-name="P10"><text:soft-page-break/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94"><draw:frame draw:style-name="fr5" draw:name="Object6" text:anchor-type="as-char" svg:y="-0.152in" svg:width="1.1555in" svg:height="0.2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9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34"/>
      <text:p text:style-name="P40">където <text:span text:style-name="T2">r = 0</text:span><text:span text:style-name="T31"> </text:span><text:span text:style-name="T50">при</text:span><text:span text:style-name="T31"> подчертаващата линия и </text:span><text:span text:style-name="T2">r &gt; 0</text:span><text:span text:style-name="T31"> </text:span><text:span text:style-name="T50">при гранична линия. </text:span><text:span text:style-name="T51">Модулът от формулатата за разстояние (3) може </text:span><text:span text:style-name="T52">да редуцира непрекъснатостта </text:span><text:span text:style-name="T53">на уравнението за разстояние до C</text:span><text:span text:style-name="T174">0</text:span><text:span text:style-name="T127">, което би довело до прекъснатост при първата производна и производните от по-висок ред. Този проблем може да бъде решен чрез премахването на модулът от формулата, от което получаваме функция за </text:span><text:span text:style-name="T128">разстояние със знак, или ориентирано разстояние:</text:span></text:p>
      <text:p text:style-name="P88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94"><draw:frame draw:style-name="fr5" draw:name="Object7" text:anchor-type="as-char" svg:y="-0.2598in" svg:width="1.4583in" svg:height="0.4264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9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8"/>
      <text:p text:style-name="P41">Следователно, уравнението за разстоянието (6) може да бъде записано по следният начин:</text:p>
      <text:p text:style-name="P41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94"><draw:frame draw:style-name="fr5" draw:name="Object8" text:anchor-type="as-char" svg:y="-0.152in" svg:width="1.4791in" svg:height="0.2134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8.A1" office:value-type="string">
              <text:p text:style-name="P9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8"/>
      <text:p text:style-name="P55">Диференцирайки двете страни на (8) спрямо <text:span text:style-name="T2">t</text:span><text:span text:style-name="T31">, получаваме</text:span></text:p>
      <text:p text:style-name="P48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94"><draw:frame draw:style-name="fr5" draw:name="Object9" text:anchor-type="as-char" svg:y="-0.2492in" svg:width="1.5457in" svg:height="0.450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9.A1" office:value-type="string">
              <text:p text:style-name="P9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55"/>
      <text:p text:style-name="P55"><text:s/><text:span text:style-name="T175">Което дава едно диференциално уравнение за </text:span><text:span text:style-name="T8">u(t), v(t)</text:span><text:span text:style-name="T54">. Второ уравнение можем да получим, използвайки параметризацията по </text:span><text:span text:style-name="T8">u(t), v(t)</text:span><text:span text:style-name="T54"> на формулата за дължина на дъга. Така получаваме </text:span><text:span text:style-name="T55">следното уравнение:</text:span></text:p>
      <text:p text:style-name="P49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94"><draw:frame draw:style-name="fr5" draw:name="Object10" text:anchor-type="as-char" svg:y="-0.2492in" svg:width="1.6591in" svg:height="0.45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0.A1" office:value-type="string">
              <text:p text:style-name="P9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33"/>
      <text:p text:style-name="P56">Уравнения (9) и (10) оразуват фундаментална система от обикновени нелинейни диференциални уравнения от първи ред за подчераващата линия.</text:p>
      <text:p text:style-name="P56">В общия случай, намирането на <text:span text:style-name="T2">u(t), v(t) </text:span><text:span text:style-name="T31">чрез решаване на системата ор диференциални уравнения е трудно. Например, </text:span><text:span text:style-name="T56">бикубична повърхнина на Безие има следнато уравнение за разстоянието:</text:span></text:p>
      <text:p text:style-name="P57"><text:soft-page-break/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94"><draw:frame draw:style-name="fr5" draw:name="Object11" text:anchor-type="as-char" svg:y="-0.5083in" svg:width="2.2366in" svg:height="0.928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1.A1" office:value-type="string">
              <text:p text:style-name="P9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8"/>
      <text:p text:style-name="P58">където <text:span text:style-name="T2">s</text:span><text:span text:style-name="T113">i,j</text:span><text:span text:style-name="T2">, q</text:span><text:span text:style-name="T113">i,j</text:span><text:span text:style-name="T126"> са полиномиални коефициенти, които се определят спрямо повърхнината и даденият светлинен източник.</text:span></text:p>
      <text:p text:style-name="P16">Диференцирайки двете страни на уравнението (11), получаваме следното:</text:p>
      <text:p text:style-name="P16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94"><draw:frame draw:style-name="fr5" draw:name="Object12" text:anchor-type="as-char" svg:y="-0.5083in" svg:width="3.0673in" svg:height="0.92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2.A1" office:value-type="string">
              <text:p text:style-name="P9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54"/>
      <text:p text:style-name="P59">където <text:span text:style-name="T2">a</text:span><text:span text:style-name="T113">i,j</text:span><text:span text:style-name="T2">, b</text:span><text:span text:style-name="T113">i,j</text:span><text:span text:style-name="T126"> са коефициенти, които се определят от <text:s/></text:span><text:span text:style-name="T146">s</text:span><text:span text:style-name="T114">i,j</text:span><text:span text:style-name="T146">, q</text:span><text:span text:style-name="T114">i,j</text:span><text:span text:style-name="T129">. </text:span><text:span text:style-name="T126">Това уравнение, заедно с уравнение (10), образуват нелинейна системата уравнения, която не може да бъде решена аналитично.</text:span></text:p>
      <text:h text:style-name="P97" text:outline-level="2"><text:span text:style-name="T130">Формулировка като задача за </text:span><text:span text:style-name="T131">пресичане на повърхнина с равнина</text:span></text:h>
      <text:p text:style-name="P60"><text:span text:style-name="T132">Задачата за о</text:span><text:span text:style-name="T126">пределяне на подертаващи линии, както и </text:span><text:span text:style-name="T132">за </text:span><text:span text:style-name="T126">определяне на гранични линии върху параметрична повърхнина </text:span><text:span text:style-name="T145">Q(u, v)</text:span><text:span text:style-name="T126"> </text:span><text:span text:style-name="T132">може да бъде формулирана като задача за пресичане на повърхнина с равнина, която се решава върху помощна повърхнина. Разстоянието </text:span><text:span text:style-name="T147">d</text:span><text:span text:style-name="T132"> между </text:span><text:span text:style-name="T133">направляващия вектор на нормалата на повърхнината и линейният източник на светлина (формула (3)) може да </text:span><text:span text:style-name="T134">бъде изчислено за всяка точка от равнината </text:span><text:span text:style-name="T145">Q(u, v)</text:span><text:span text:style-name="T126"> </text:span><text:span text:style-name="T134">и следователно то може да се разглеждано като непрекъната функция </text:span><text:span text:style-name="T148">d(u, v)</text:span><text:span text:style-name="T134">. Тази функция на разстоянието представлява повърхнина над </text:span><text:span text:style-name="T148">uv</text:span><text:span text:style-name="T134"> пространството </text:span><text:span text:style-name="T137">(</text:span><text:span text:style-name="T151">Фиг. 3</text:span><text:span text:style-name="T137">)</text:span><text:span text:style-name="T134">. </text:span><text:span text:style-name="T135">Когато пресечем тази помощна повърхнина с равнина </text:span><text:span text:style-name="T149">d = c</text:span><text:span text:style-name="T135"> , успоредна на равнината </text:span><text:span text:style-name="T149">uv</text:span><text:span text:style-name="T135">, ще получим една или повече пресечни криви </text:span><text:span text:style-name="T149">H</text:span><text:span text:style-name="T115">uv</text:span><text:span text:style-name="T135">, които могат да бъдат проектирани върху повърхнината </text:span><text:span text:style-name="T149">uv </text:span><text:span text:style-name="T137">(</text:span><text:span text:style-name="T151">Фиг. 4</text:span><text:span text:style-name="T137">)</text:span><text:span text:style-name="T135">. </text:span><text:span text:style-name="T136">Можем да пренесем пресечните криви в обектното пространство на повърхнината </text:span><text:span text:style-name="T150">Q(u, v)</text:span><text:span text:style-name="T136"> </text:span><text:span text:style-name="T137">(</text:span><text:span text:style-name="T151">Фиг. 5</text:span><text:span text:style-name="T137">)</text:span><text:span text:style-name="T136">и така ще получим подертаващата линия за </text:span><text:span text:style-name="T150">c = 0</text:span><text:span text:style-name="T136"> (линии с контантно растояне 0) или или граничните линии на подчераващата лента за </text:span><text:span text:style-name="T150">c = r</text:span><text:span text:style-name="T136"> (линии с константно разстояние </text:span><text:span text:style-name="T150">r</text:span><text:span text:style-name="T136">).</text:span></text:p>
      <text:p text:style-name="P17"><draw:frame draw:style-name="fr2" draw:name="Image4" text:anchor-type="paragraph" svg:x="0.1118in" svg:y="0.0102in" svg:width="2.6209in" svg:height="2.4362in" draw:z-index="6"><draw:image xlink:href="Pictures/100002010000020E000001E9574B9E7D74E24292.png" xlink:type="simple" xlink:show="embed" xlink:actuate="onLoad" loext:mime-type="image/png"/></draw:frame><draw:frame draw:style-name="fr2" draw:name="Image5" text:anchor-type="paragraph" svg:x="3.6102in" svg:y="0in" svg:width="2.4035in" svg:height="2.4646in" draw:z-index="15"><draw:image xlink:href="Pictures/100002010000018B0000019530903DAA093475A3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27"><text:tab/><text:tab/>Фиг. 3<text:tab/><text:tab/><text:tab/><text:tab/><text:tab/><text:tab/>Фиг. 4</text:p>
      <text:p text:style-name="P17"/>
      <text:p text:style-name="P17"><draw:frame draw:style-name="fr2" draw:name="Image6" text:anchor-type="paragraph" svg:x="1.961in" svg:y="-0.0728in" svg:width="2.4807in" svg:height="2.4256in" draw:z-index="16"><draw:image xlink:href="Pictures/100002010000021E00000212BC6EBE00721F198E.png" xlink:type="simple" xlink:show="embed" xlink:actuate="onLoad" loext:mime-type="image/png"/></draw:frame></text:p>
      <text:p text:style-name="P17"><text:tab/><text:tab/><text:tab/><text:tab/><text:tab/><text:tab/></text:p>
      <text:p text:style-name="P27"/>
      <text:p text:style-name="P27"/>
      <text:p text:style-name="P27"/>
      <text:p text:style-name="P27"/>
      <text:p text:style-name="P27"><text:tab/><text:tab/><text:tab/><text:tab/><text:tab/><text:tab/>Фиг. 5</text:p>
      <text:p text:style-name="P42">Задачата за пресичане на повърхнина с равнина може на бъде решена числено <text:s/>с помощта на алгоритъм за контуриране. Тези алгоритми се използват за намиране на криви на константна височина (изолинии или контурни линии) върху повърхнина. Повърхнината е дефинирана от дискретни стойности – дадени са върховете на мрежа, в този случай – в двумерното <text:span text:style-name="T2">uv</text:span><text:span text:style-name="T31"> пространство.</text:span></text:p>
      <text:p text:style-name="P61">Контуруращите алгоритми са мощни и напълно автоматични. Мрежата, използвана за рендериране на повърхнината, може да бъде изцяло преизползвана за целите на численото дефииране на повърхнината на разстоянията <text:span text:style-name="T2">d(u, v)</text:span><text:span text:style-name="T31">. Точността на процесът на контуриране може да бъде контролирана чрез гъстотата на мрежата.</text:span></text:p>
      <text:p text:style-name="P62"><text:span text:style-name="T59">Да вземем повърхнината от </text:span><text:span text:style-name="T10">Фиг. 6</text:span><text:span text:style-name="T59"> . За получаване на </text:span><text:span text:style-name="T60">на дадената </text:span><text:span text:style-name="T59">подчертаваща </text:span><text:span text:style-name="T60">лента е и</text:span><text:span text:style-name="T57">зползвана правоъгълна </text:span><text:span text:style-name="T9">uv</text:span><text:span text:style-name="T57"> мрежа </text:span><text:span text:style-name="T61">(</text:span><text:span text:style-name="T25">Фиг. </text:span><text:span text:style-name="T26">7</text:span><text:span text:style-name="T61">)</text:span><text:span text:style-name="T57">. Числените стойности на </text:span><text:span text:style-name="T9">d</text:span><text:span text:style-name="T57"> са дефинирани във върховете на тази мрежа. Повърхнината може да бъде пресечена с равнина </text:span><text:span text:style-name="T9">c = r</text:span><text:span text:style-name="T57"> с цел намиране на границите на подертаващата лента.</text:span></text:p>
      <text:p text:style-name="P50"><draw:frame draw:style-name="fr2" draw:name="Image8" text:anchor-type="paragraph" svg:x="1.4472in" svg:y="0.0626in" svg:width="3.6945in" svg:height="4.4083in" draw:z-index="19"><draw:image xlink:href="Pictures/10000201000001BD00000213C72167434A54B32F.png" xlink:type="simple" xlink:show="embed" xlink:actuate="onLoad" loext:mime-type="image/png"/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3"/>
      <text:p text:style-name="P63"/>
      <text:p text:style-name="P63"><text:span text:style-name="T57"><text:tab/><text:tab/><text:tab/><text:tab/><text:tab/><text:tab/></text:span><text:span text:style-name="T21">Фиг. 6</text:span></text:p>
      <text:p text:style-name="P63"><text:span text:style-name="T57">Пресичането с равнината </text:span><text:span text:style-name="T9">c = 0</text:span><text:span text:style-name="T57"> с цел н</text:span><text:span text:style-name="T58">у</text:span><text:span text:style-name="T57">лиране на подертаващата линия обаче би довело до проблеми в изчисленията, тъй като винаги е изпълнено d </text:span><text:span text:style-name="T68">≥</text:span><text:span text:style-name="T70"> 0 и поради тази причина повърхнината на разстоянията не се пресиьа с </text:span><text:span text:style-name="T28">uv</text:span><text:span text:style-name="T70"> <text:s/>равнината </text:span><text:span text:style-name="T28">c = 0</text:span><text:span text:style-name="T70">.</text:span></text:p>
      <text:p text:style-name="P50"><text:s/></text:p>
      <text:p text:style-name="P53"><draw:frame draw:style-name="fr3" draw:name="Image7" text:anchor-type="paragraph" svg:width="4.6555in" svg:height="3.072in" draw:z-index="18"><draw:image xlink:href="Pictures/10000201000002920000020FE62532CF9C1A3943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1"><text:span text:style-name="T67"><text:tab/><text:tab/><text:tab/><text:tab/><text:tab/><text:tab/></text:span><text:span text:style-name="T23">Фиг. </text:span><text:span text:style-name="T24">7</text:span></text:p>
      <text:p text:style-name="P91"><text:soft-page-break/><text:span text:style-name="T70"><text:tab/>Т</text:span><text:span text:style-name="T69">ози проблем се решава чрез замяна на функцията на разстоянието </text:span><text:span text:style-name="T27">d(u, v)</text:span><text:span text:style-name="T69"> с ориентираната функция на разстоянието </text:span><text:span text:style-name="T27">d</text:span><text:span text:style-name="T121">s</text:span><text:span text:style-name="T27">(u, v)</text:span><text:span text:style-name="T69">. </text:span><text:span text:style-name="T71">Както се вижда на </text:span><text:span text:style-name="T29">Фиг. </text:span><text:span text:style-name="T30">8</text:span><text:span text:style-name="T71">, </text:span><text:span text:style-name="T27">d</text:span><text:span text:style-name="T121">s</text:span><text:span text:style-name="T27">(u, v)</text:span><text:span text:style-name="T69"> </text:span><text:span text:style-name="T71">се простира от двете страни на равнината </text:span><text:span text:style-name="T29">uv</text:span><text:span text:style-name="T71"> и позволява пресичането както с </text:span><text:span text:style-name="T29">c = 0</text:span><text:span text:style-name="T71">, <text:s/>така и с </text:span><text:span text:style-name="T29">c = ±r</text:span><text:span text:style-name="T71">.</text:span></text:p>
      <text:p text:style-name="P90"><draw:frame draw:style-name="fr1" draw:name="Image9" text:anchor-type="paragraph" svg:width="4.2228in" svg:height="4.5925in" draw:z-index="20"><draw:image xlink:href="Pictures/100002010000025200000286321841DDDE4B2D08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4"><text:tab/><text:tab/><text:tab/><text:tab/><text:tab/><text:tab/><text:span text:style-name="T23">Фиг. </text:span><text:span text:style-name="T24">8</text:span></text:p>
      <text:p text:style-name="P65"><text:span text:style-name="T176">Помощнат повърхнина за функцията за ориентирано разстояние </text:span><text:span text:style-name="T11">d</text:span><text:span text:style-name="T116">s</text:span><text:span text:style-name="T11">(u, v)</text:span><text:span text:style-name="T176"> е вал </text:span><text:span text:style-name="T11">d</text:span><text:span text:style-name="T116">s </text:span><text:span text:style-name="T176">идна само за конкретните положение и орентация на светлинния източник. За намирането на фамилия от подчераващи линии, генерирани от набор от успоредни светлинни източници, е необходимо да се изчисли отделна повърхнина <text:s/></text:span><text:span text:style-name="T11">d</text:span><text:span text:style-name="T116">s</text:span><text:span text:style-name="T138"> </text:span><text:span text:style-name="T139">за всеки отделен </text:span><text:span text:style-name="T140">светлинен източник. Фамилия от гранични подчертаващи криви, получени от единствен светлинен източник с променлив радиус на цилиндъра, могат да бъдат изчислени на с помощта на единствена помощна повърхнина <text:s/></text:span><text:span text:style-name="T152">d</text:span><text:span text:style-name="T116">s</text:span><text:span text:style-name="T138"> </text:span><text:span text:style-name="T140">чре</text:span><text:span text:style-name="T141">з пресичане на <text:s/></text:span><text:span text:style-name="T152">d</text:span><text:span text:style-name="T116">s</text:span><text:span text:style-name="T138"> </text:span><text:span text:style-name="T141">с поредица от равнини </text:span><text:span text:style-name="T153">c = ±r</text:span><text:span text:style-name="T141">. </text:span><text:span text:style-name="T142">Това свойство осигурява облекчаване на изчисленията, същевременно предоставяйки подобна информация.</text:span></text:p>
      <text:p text:style-name="P66">Числените алгоритми за контуриране могат да бъдат класифицирани в два типа. </text:p>
      <text:list xml:id="list3719463600" text:style-name="L3">
        <text:list-item>
          <text:p text:style-name="P67">Контуриращите <text:span text:style-name="T2">по части</text:span><text:span text:style-name="T31"> алгоритми пресичат равнината </text:span><text:span text:style-name="T2">c</text:span><text:span text:style-name="T31"> лиц</text:span><text:span text:style-name="T62">ата</text:span><text:span text:style-name="T31"> от мрежата на повърхнината </text:span><text:span text:style-name="T12">едно по едно</text:span><text:span text:style-name="T62">. Резулатът от това прсичане е ненаредено множество от части от линия. Когато тези <text:s/>несвързани части </text:span><text:soft-page-break/><text:span text:style-name="T62">от линия се изобразят, те визуално се свързват и формата на контурните линии може да бъде разграничена.</text:span></text:p>
        </text:list-item>
        <text:list-item>
          <text:p text:style-name="P74">Проследяващите<text:span text:style-name="T31"> алгоритми за намиране на контурни линии изискват допълнително сортиране, но в резултат дават точките от контурните линии в ред, който е подходящ за параметрично представяне на кривите от резултата H</text:span><text:span text:style-name="T122">uv</text:span><text:span text:style-name="T31">(t), както са дефинирни в (5).</text:span></text:p>
        </text:list-item>
      </text:list>
      <text:h text:style-name="P97" text:outline-level="2">Построяване на помощната повърхнина</text:h>
      <text:p text:style-name="P68">Стандартният метод за конструиране на повърхнина на разстоянието за дадена повърхнина, зададена чрез мрежа, е дефиниран от (7). В някои редки случаи обаче знаменателят може да бъде равен на 0, ако нормалата на повърхнината е успоредна на светлинният източник. Това може да бъде избегнато чрез ограничаване на обхвата от възможни ориентации на светлинният източник. </text:p>
      <text:p text:style-name="P68">Но проблемът може да бъде решен. Забелязваме, че уравнението</text:p>
      <text:p text:style-name="P69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94"><draw:frame draw:style-name="fr5" draw:name="Object13" text:anchor-type="as-char" svg:y="-0.2598in" svg:width="2.8366in" svg:height="0.4264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3.A1" office:value-type="string">
              <text:p text:style-name="P96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70"/>
      <text:p text:style-name="P70">което дефинира разстоянието, е еквивалентно на </text:p>
      <text:p text:style-name="P70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94"><draw:frame draw:style-name="fr5" draw:name="Object14" text:anchor-type="as-char" svg:y="-0.152in" svg:width="2.1465in" svg:height="0.2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4.A1" office:value-type="string">
              <text:p text:style-name="P95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34"/>
      <text:p text:style-name="P34">когато знаменателят е различен от 0. Следователно, алтернативно можем да използвме следната функция за построяване на повърхнината на разстоянието: </text:p>
      <text:p text:style-name="P43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94"><draw:frame draw:style-name="fr5" draw:name="Object15" text:anchor-type="as-char" svg:y="-0.152in" svg:width="1.1571in" svg:height="0.2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5.A1" office:value-type="string">
              <text:p text:style-name="P95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71"/>
      <text:p text:style-name="P72">Наричаме тази функция псевдо функция на ориетираното разстояние, означаваме я с <text:span text:style-name="T2">d</text:span><text:span text:style-name="T113">ps</text:span><text:span text:style-name="T126">.</text:span></text:p>
      <text:p text:style-name="P73"><text:span text:style-name="T126">Псевдо ориентираното на разстояние </text:span><text:span text:style-name="T145">d</text:span><text:span text:style-name="T113">ps</text:span><text:span text:style-name="T126"> може да бъде изчислено без числени проблеми. В случай, че нормалата на повърхнината е успореднана светлинният източник, съответното разстояние </text:span><text:span text:style-name="T145">d</text:span><text:span text:style-name="T113">ps</text:span><text:span text:style-name="T126"> е 0. Този реултат се обяснява математически </text:span><text:span text:style-name="T143">с факта, че когато две прави са успоредни, то те лежат на една </text:span><text:soft-page-break/><text:span text:style-name="T143">права и се пресичат в безкрайна точка. Допълнително предимство на използването на </text:span><text:span text:style-name="T126"><text:s/></text:span><text:span text:style-name="T145">d</text:span><text:span text:style-name="T113">ps</text:span><text:span text:style-name="T126"> </text:span><text:span text:style-name="T143">вместо </text:span><text:span text:style-name="T126"><text:s/></text:span><text:span text:style-name="T145">d</text:span><text:span text:style-name="T113">s</text:span><text:span text:style-name="T126"> </text:span><text:span text:style-name="T143">е фактът, че изчислението на</text:span><text:span text:style-name="T126"> </text:span><text:span text:style-name="T145">d</text:span><text:span text:style-name="T113">ps</text:span><text:span text:style-name="T126"> </text:span><text:span text:style-name="T143">е по-ефективно.</text:span></text:p>
      <text:p text:style-name="P72"><text:span text:style-name="T145"><text:s/></text:span><text:span text:style-name="T143">Има сходна техника </text:span><text:span text:style-name="T144">за гранични линии на подчертаващи ленти, която заменя оригиналното уравнение на разстоянието</text:span></text:p>
      <text:p text:style-name="P18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94"><draw:frame draw:style-name="fr5" draw:name="Object16" text:anchor-type="as-char" svg:y="-0.2598in" svg:width="2.289in" svg:height="0.4264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16.A1" office:value-type="string">
              <text:p text:style-name="P95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28"/>
      <text:p text:style-name="P18">с алтернативното уравнение</text:p>
      <text:p text:style-name="P18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94"><draw:frame draw:style-name="fr5" draw:name="Object17" text:anchor-type="as-char" svg:y="-0.1535in" svg:width="3.5083in" svg:height="0.2138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7.A1" office:value-type="string">
              <text:p text:style-name="P95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19"/>
      <text:p text:style-name="P51"><text:span text:style-name="T125">където </text:span><text:span text:style-name="T154">d</text:span><text:span text:style-name="T113">a</text:span><text:span text:style-name="T157"> </text:span><text:span text:style-name="T125">се нарича </text:span><text:span text:style-name="T145">алтернативна функция</text:span><text:span text:style-name="T125"> на </text:span><text:span text:style-name="T154">d</text:span><text:span text:style-name="T117">s</text:span><text:span text:style-name="T157"> </text:span><text:span text:style-name="T125">за генериране на гранични подертаващи линии. <text:s/></text:span><text:span text:style-name="T154">d</text:span><text:span text:style-name="T113">a</text:span><text:span text:style-name="T157"> </text:span><text:span text:style-name="T158">отново може да бъде изчислено без числени проблеми. Възприемането на <text:s/></text:span><text:span text:style-name="T154">d</text:span><text:span text:style-name="T113">a</text:span><text:span text:style-name="T157"> </text:span><text:span text:style-name="T158">води до употребата на равнината </text:span><text:span text:style-name="T155">c = 0</text:span><text:span text:style-name="T158"> вместор равнината </text:span><text:span text:style-name="T155">c = ±r</text:span><text:span text:style-name="T158"> за пресичане на повърхнината на разстоянията с цел получаване граничните линии на подертаващата лента.</text:span></text:p>
      <text:h text:style-name="P98" text:outline-level="2">Контуриране на повърхнината на разстоянията</text:h>
      <text:p text:style-name="P19"/>
      <text:p text:style-name="P52"><text:span text:style-name="T125">Числените алгоритми за контуриране често се използват в компютърната графика. Контуриращ алгоритъм е в основата на намирането на под</text:span><text:span text:style-name="T159">ч</text:span><text:span text:style-name="T125">ертаващите </text:span><text:span text:style-name="T159">линии.</text:span><text:span text:style-name="T125"> </text:span><text:span text:style-name="T159">Инструментите, които той предоставя, осигуряват отговорът на софтуера в реално време. <text:s/></text:span><text:span text:style-name="T160">Beier </text:span><text:span text:style-name="T161">и </text:span><text:span text:style-name="T160">Chen </text:span><text:span text:style-name="T162">предлагат използането на алгоритмът <text:s/></text:span><text:span text:style-name="T157">NISO, </text:span><text:span text:style-name="T162">разработен в Университета в Мичиган, САЩ, който е оптимизиран по скорост. </text:span><text:span text:style-name="T163">Алгоритъмът генерира за линейно време непрекъната повърхнина, </text:span><text:span text:style-name="T164">използвайки схема с проследяване за генериране на подертаваща линия. Повърхнината е представена </text:span><text:span text:style-name="T165">чрез </text:span><text:span text:style-name="T166">стойностите на отместване </text:span><text:span text:style-name="T167">във върховете на мрежа, която се състои от правоъгълни, триъгълни лица или лица и от двата типа. <text:s/></text:span><text:span text:style-name="T160">Beier </text:span><text:span text:style-name="T161">и </text:span><text:span text:style-name="T160">Chen </text:span><text:span text:style-name="T167">описват принипите на алгоритъма, използвайки лицата на правоъгълна мрежа.</text:span></text:p>
      <text:p text:style-name="P20">За проследяване пътя на <text:s/>контурните линии, NISO алгоритъмът създава набор от взимно свързани <text:span text:style-name="T177">таблици :</text:span></text:p>
      <text:list xml:id="list2092967065" text:style-name="L4">
        <text:list-item>
          <text:p text:style-name="P21"><text:span text:style-name="T16">Т</text:span><text:span text:style-name="T2">аблица на върховете</text:span>. Таблицата на върховете съдържа списък от всички върхове <text:span text:style-name="T178">на мрежата – техните </text:span><text:span text:style-name="T13">u, v</text:span><text:span text:style-name="T178"> координати и отстоянието на повърхнината </text:span><text:span text:style-name="T13">d</text:span><text:span text:style-name="T118">s</text:span><text:span text:style-name="T178">.</text:span></text:p>
        </text:list-item>
        <text:list-item>
          <text:p text:style-name="P29"><text:soft-page-break/><text:span text:style-name="T183">Т</text:span>аблица на ръбовете. <text:span text:style-name="T63">Таблицата на ръбовете съдържа всички ръбове от мрежата, като даден ръб е дефииран чрез указатели към началия и крайния си врърхове – </text:span><text:span text:style-name="T178">V</text:span><text:span text:style-name="T123">B</text:span><text:span text:style-name="T63"> и </text:span><text:span text:style-name="T178">V</text:span><text:span text:style-name="T123">E</text:span><text:span text:style-name="T63">. В допълнение, указатели към таблицата на лицата дават информация към кои две лица - </text:span><text:span text:style-name="T178">F</text:span><text:span text:style-name="T123">l</text:span><text:span text:style-name="T63"> и </text:span><text:span text:style-name="T178">F</text:span><text:span text:style-name="T123">r</text:span><text:span text:style-name="T63"> - <text:s/>принадлежи даденият ръб. </text:span><text:span text:style-name="T178">ISDT</text:span><text:span text:style-name="T63"> колоната в таблицата с ръбовете се използането в процеса на изчисления, като първоначално има стойност 0.</text:span></text:p>
        </text:list-item>
        <text:list-item>
          <text:p text:style-name="P81"><text:span text:style-name="T171">Т</text:span><text:span text:style-name="T172">аблица на лицата</text:span><text:span text:style-name="T168">. </text:span><text:span text:style-name="T169">Таблицата с лица дефинира всички лица от мрежата чрез указатели към ограждащите ги ръбове. В случай на правоъгълна мрежа, това означава 4 ръба за всяко лице, но в </text:span><text:span text:style-name="T170">настоящия с</text:span><text:span text:style-name="T169">офтуер е иползвана триъгълна мрежа, следователно в таблицата на лицата има информация за трите ограждащи ръба за всяко лице.</text:span></text:p>
        </text:list-item>
        <text:list-item>
          <text:p text:style-name="P30"><text:span text:style-name="T183">Т</text:span>аблица на пресичанията.</text:p>
          <text:p text:style-name="P30"/>
        </text:list-item>
      </text:list>
      <text:p text:style-name="P31"><draw:frame draw:style-name="fr4" draw:name="Image10" text:anchor-type="paragraph" svg:width="6.6929in" svg:height="1.9819in" draw:z-index="26"><draw:image xlink:href="Pictures/10000201000004970000015C16D5BD46FA243881.png" xlink:type="simple" xlink:show="embed" xlink:actuate="onLoad" loext:mime-type="image/png"/></draw:frame><text:tab/><text:tab/><text:tab/><text:tab/><text:tab/><text:tab/><text:span text:style-name="T110">Фиг. 9</text:span></text:p>
      <text:p text:style-name="P22">И<text:span text:style-name="T179">зползвайки</text:span> таблиците на върховете, ръбовете и лицата, <text:span text:style-name="T179">алгоритъмът намира контурните линии в две стъпки:</text:span></text:p>
      <text:list xml:id="list2211739998" text:style-name="L5">
        <text:list-item>
          <text:p text:style-name="P23"><text:span text:style-name="T2">Стъпка 1 </text:span>: Всички ръбове от таблицата се пресичат с равнината c, като за целта се използва информацията от таблицата с върховете. Ако даден ръб пресича равнината, пресечната точка се записва в таблицата заедно с указател <text:span text:style-name="T2">Е</text:span> към ръба. Указател към този запис в таблицата с пресичания (<text:span text:style-name="T2">I</text:span>) се записва в колоната <text:span text:style-name="T2">ISDT</text:span> на таблицата с ръбове.</text:p>
        </text:list-item>
        <text:list-item>
          <text:p text:style-name="P24"><text:span text:style-name="T2">Стъпка 2</text:span> : <text:span text:style-name="T180">Проследяващ алгоритъм се използва за определяне на свързаността между намерените в </text:span><text:span text:style-name="T14">Стъпка 1 </text:span><text:span text:style-name="T180">пресечни точки. Като резултат получаваме множество от последователности от точки, като всяка последователност представлява непрекъсната част контурната линия.</text:span></text:p>
        </text:list-item>
      </text:list>
      <text:p text:style-name="P25"><text:span text:style-name="T184">Принципът на работа на проследяващият алгоритъм е илюстриран на </text:span><text:span text:style-name="T2">Фиг. </text:span><text:span text:style-name="T17">10</text:span><text:span text:style-name="T184">.</text:span> Пресечната точка <text:span text:style-name="T2">I</text:span><text:span text:style-name="T113">in</text:span> на ръб <text:span text:style-name="T2">Е</text:span><text:span text:style-name="T113">1</text:span> води контурната линия от лице <text:span text:style-name="T2">F</text:span><text:span text:style-name="T113">1</text:span> до лице <text:span text:style-name="T2">F</text:span><text:span text:style-name="T113">2</text:span>. <text:soft-page-break/>Тази информация е налична в таблицата на ръбовете чрез указателите <text:span text:style-name="T2">F</text:span><text:span text:style-name="T113">l</text:span> и<text:span text:style-name="T2"> F</text:span><text:span text:style-name="T113">r</text:span>. За намирането на цледващата пресечна точка <text:span text:style-name="T2">I</text:span><text:span text:style-name="T113">out</text:span> <text:span text:style-name="T181">от таблицата на пресичаията, е необходимо трите (или в нашият случай – двата) останали ръба на лицето </text:span><text:span text:style-name="T15">F</text:span><text:span text:style-name="T119">2</text:span><text:span text:style-name="T181"> да се проверят за пресичаия. Таблицата на лицата дава указателите към тези три (или два) ръба; таблицата на ръбовете дава индикация чрез указателят </text:span><text:span text:style-name="T15">I</text:span><text:span text:style-name="T181"> дали ръбът съдържа пресечна точка или не. Щом </text:span><text:span text:style-name="T15">I</text:span><text:span text:style-name="T119">out</text:span><text:span text:style-name="T181"> е индентифицирана в таблицата на пресичаията, процесът се повтаря за лицето </text:span><text:span text:style-name="T15">F</text:span><text:span text:style-name="T119">3</text:span><text:span text:style-name="T181">. Сега Iout идва на мястото на </text:span><text:span text:style-name="T15">I</text:span><text:span text:style-name="T119">in</text:span><text:span text:style-name="T181"> за следващото лице.</text:span></text:p>
      <text:p text:style-name="P25"><draw:frame draw:style-name="fr2" draw:name="Image11" text:anchor-type="paragraph" svg:x="1.1346in" svg:y="0in" svg:width="3.9654in" svg:height="2.8028in" draw:z-index="27"><draw:image xlink:href="Pictures/10000201000002C9000001F879365B4C8689765E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tab/><text:tab/><text:tab/><text:tab/><text:tab/><text:span text:style-name="T22">Фиг. 10</text:span></text:p>
      <text:p text:style-name="P26">Първата стъпка – пресичане и втората – проследяване, имат линейна сложност по време, което ги прави много ефективни. Създаването на таблица на ръбовете обаче може да отнеме време. <text:span text:style-name="T182">Таблиците на ръбовете и лицата съдържат само топологична информация за мрежата. Двете таблици могат да бъдат създадени преди отместванията ds на повърхнината да бъдат изчислени и регистрирани в таблицата на върховете. Когато светлинният изрочник бъде преметен на нова позиция (нови стойности на d</text:span><text:span text:style-name="T124">s</text:span><text:span text:style-name="T182"> и таблица на върховете), същите таблици на ръбовете и върховете могат да бъдат презползвани докато мрежата не се промени.</text:span></text:p>
      <text:p text:style-name="P26"/>
      <text:h text:style-name="P15" text:outline-level="1">Глава 2. Използвани програмни средства.</text:h>
      <text:p text:style-name="P13"/>
      <text:h text:style-name="P99" text:outline-level="2">Инструкции за работа с продукта</text:h>
      <text:p text:style-name="P44">За да може да бъде използван софтуерният продукт, <text:span text:style-name="T185">е необходим интернет браузър. Продуктът се зарежда в браузър с двоен клик върху todo. </text:span></text:p>
      <text:p text:style-name="P45"><text:soft-page-break/>В горният десен ъг<text:span text:style-name="T186">ъ</text:span>л се намира менюто за управление, коет<text:span text:style-name="T186">о предоставя следните опции:</text:span></text:p>
      <text:list xml:id="list2576283668" text:style-name="L8">
        <text:list-item>
          <text:p text:style-name="P46"><text:span text:style-name="T186">Смяна на език. </text:span><text:span text:style-name="T188">С клик върху този бутонът </text:span><text:span text:style-name="T189">EN</text:span><text:span text:style-name="T190"> / </text:span><text:span text:style-name="T189">BG</text:span><text:span text:style-name="T188"> се променя езикът на програмата. Изборът е между английски и български език.</text:span></text:p>
        </text:list-item>
        <text:list-item>
          <text:p text:style-name="P32"><text:span text:style-name="Source_20_Text"><text:span text:style-name="T191">Зареждане на файл с описание на повърхнина. Осъществява се с опцияата </text:span></text:span><text:span text:style-name="Source_20_Text"><text:span text:style-name="T193">Load File / Отвори файл</text:span></text:span><text:span text:style-name="Source_20_Text"><text:span text:style-name="T192">.</text:span></text:span></text:p>
          <text:p text:style-name="P82"><text:span text:style-name="T197">Повърхнините (контролните им точки) се четат от файл, който </text:span><text:span text:style-name="T200">трябва да бъде в</text:span><text:span text:style-name="T197"> следния формат:</text:span></text:p>
          <text:list>
            <text:list-item>
              <text:p text:style-name="P83"><text:span text:style-name="T199"><text:s/>съдържание </text:span><text:span text:style-name="T197">на първи ред </text:span></text:p>
              <text:list>
                <text:list-item>
                  <text:p text:style-name="P83"><text:span text:style-name="T197"><text:s/>“</text:span><text:span text:style-name="Source_20_Text"><text:span text:style-name="T214">t”</text:span></text:span><text:span text:style-name="T197">, ако във файла са описани триъгълни повърхнини,</text:span></text:p>
                </text:list-item>
                <text:list-item>
                  <text:p text:style-name="P83"><text:span text:style-name="Source_20_Text"><text:span text:style-name="T197">“</text:span></text:span><text:span text:style-name="Source_20_Text"><text:span text:style-name="T214">r”,</text:span></text:span><text:span text:style-name="T197"> ако са описани правоъгълни </text:span><text:span text:style-name="T199">повърхнини.</text:span></text:p>
                </text:list-item>
              </text:list>
            </text:list-item>
            <text:list-item>
              <text:p text:style-name="P83"><text:span text:style-name="T199">съдържание </text:span><text:span text:style-name="T197">на втори ред - брой на описаните повърхнини;</text:span></text:p>
            </text:list-item>
            <text:list-item>
              <text:p text:style-name="P83"><text:span text:style-name="T199">съдържание </text:span><text:span text:style-name="T197">на следващите редове - описание на повърхнините:</text:span></text:p>
              <text:list>
                <text:list-item>
                  <text:p text:style-name="P83"><text:span text:style-name="T197">триъгълната повърхнина се описва със степен на повърхнината на първи ред и изброени последователно контролните точки от всеки ред на следващите редове, например:</text:span></text:p>
                </text:list-item>
              </text:list>
            </text:list-item>
          </text:list>
          <text:p text:style-name="P100"><text:span text:style-name="Source_20_Text"><text:span text:style-name="T227"><text:s/></text:span></text:span><text:span text:style-name="Source_20_Text"><text:span text:style-name="T229">3</text:span></text:span></text:p>
          <text:p text:style-name="P100"><text:span text:style-name="Source_20_Text"><text:span text:style-name="T227"><text:s/></text:span></text:span><text:span text:style-name="Source_20_Text"><text:span text:style-name="T228">&lt;</text:span></text:span><text:span text:style-name="Source_20_Text"><text:span text:style-name="T229">P300</text:span></text:span><text:span text:style-name="Source_20_Text"><text:span text:style-name="T230">&gt;</text:span></text:span></text:p>
          <text:p text:style-name="P100"><text:span text:style-name="Source_20_Text"><text:span text:style-name="T227"><text:s/></text:span></text:span><text:span text:style-name="Source_20_Text"><text:span text:style-name="T228">&lt;</text:span></text:span><text:span text:style-name="Source_20_Text"><text:span text:style-name="T229">P201</text:span></text:span><text:span text:style-name="Source_20_Text"><text:span text:style-name="T230">&gt;</text:span></text:span><text:span text:style-name="Source_20_Text"><text:span text:style-name="T229">, </text:span></text:span><text:span text:style-name="Source_20_Text"><text:span text:style-name="T230">&lt;</text:span></text:span><text:span text:style-name="Source_20_Text"><text:span text:style-name="T229">P210</text:span></text:span><text:span text:style-name="Source_20_Text"><text:span text:style-name="T230">&gt;</text:span></text:span></text:p>
          <text:p text:style-name="P100"><text:span text:style-name="Source_20_Text"><text:span text:style-name="T227"><text:s/></text:span></text:span><text:span text:style-name="Source_20_Text"><text:span text:style-name="T228">&lt;</text:span></text:span><text:span text:style-name="Source_20_Text"><text:span text:style-name="T229">P102</text:span></text:span><text:span text:style-name="Source_20_Text"><text:span text:style-name="T230">&gt;</text:span></text:span><text:span text:style-name="Source_20_Text"><text:span text:style-name="T229">, </text:span></text:span><text:span text:style-name="Source_20_Text"><text:span text:style-name="T230">&lt;</text:span></text:span><text:span text:style-name="Source_20_Text"><text:span text:style-name="T229">P111</text:span></text:span><text:span text:style-name="Source_20_Text"><text:span text:style-name="T230">&gt;</text:span></text:span><text:span text:style-name="Source_20_Text"><text:span text:style-name="T229">, </text:span></text:span><text:span text:style-name="Source_20_Text"><text:span text:style-name="T230">&lt;</text:span></text:span><text:span text:style-name="Source_20_Text"><text:span text:style-name="T229">P120</text:span></text:span><text:span text:style-name="Source_20_Text"><text:span text:style-name="T230">&gt;</text:span></text:span></text:p>
          <text:p text:style-name="P100"><text:span text:style-name="Source_20_Text"><text:span text:style-name="T227"><text:s/></text:span></text:span><text:span text:style-name="Source_20_Text"><text:span text:style-name="T228">&lt;</text:span></text:span><text:span text:style-name="Source_20_Text"><text:span text:style-name="T229">P003</text:span></text:span><text:span text:style-name="Source_20_Text"><text:span text:style-name="T230">&gt;</text:span></text:span><text:span text:style-name="Source_20_Text"><text:span text:style-name="T229">, </text:span></text:span><text:span text:style-name="Source_20_Text"><text:span text:style-name="T230">&lt;</text:span></text:span><text:span text:style-name="Source_20_Text"><text:span text:style-name="T229">P012</text:span></text:span><text:span text:style-name="Source_20_Text"><text:span text:style-name="T230">&gt;</text:span></text:span><text:span text:style-name="Source_20_Text"><text:span text:style-name="T229">, </text:span></text:span><text:span text:style-name="Source_20_Text"><text:span text:style-name="T230">&lt;</text:span></text:span><text:span text:style-name="Source_20_Text"><text:span text:style-name="T229">P021</text:span></text:span><text:span text:style-name="Source_20_Text"><text:span text:style-name="T230">&gt;</text:span></text:span><text:span text:style-name="Source_20_Text"><text:span text:style-name="T229">, </text:span></text:span><text:span text:style-name="Source_20_Text"><text:span text:style-name="T230">&lt;</text:span></text:span><text:span text:style-name="Source_20_Text"><text:span text:style-name="T229">P030</text:span></text:span><text:span text:style-name="Source_20_Text"><text:span text:style-name="T230">&gt;</text:span></text:span></text:p>
          <text:p text:style-name="P100"><text:span text:style-name="Source_20_Text"><text:span text:style-name="T198"><text:s/></text:span></text:span></text:p>
          <text:list>
            <text:list-item>
              <text:list>
                <text:list-item>
                  <text:p text:style-name="P84"><text:span text:style-name="T197">правоъгълната повърхнина се описва с размер на мрежата от контролни точки (брой точки на ред/колона) на първи ред и контролните точки от всеки ред на следващите редове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2"><text:span text:style-name="T197">Точка се задава във формат </text:span><text:span text:style-name="T214">(</text:span><text:span text:style-name="T215">&lt;</text:span><text:span text:style-name="Source_20_Text"><text:span text:style-name="T214">x</text:span></text:span><text:span text:style-name="Source_20_Text"><text:span text:style-name="T215">&gt;</text:span></text:span><text:span text:style-name="T214">, </text:span><text:span text:style-name="T215">&lt;</text:span><text:span text:style-name="Source_20_Text"><text:span text:style-name="T214">y</text:span></text:span><text:span text:style-name="Source_20_Text"><text:span text:style-name="T215">&gt;</text:span></text:span><text:span text:style-name="T214">, </text:span><text:span text:style-name="T215">&lt;</text:span><text:span text:style-name="Source_20_Text"><text:span text:style-name="T214">z</text:span></text:span><text:span text:style-name="Source_20_Text"><text:span text:style-name="T215">&gt;</text:span></text:span><text:span text:style-name="T214">)</text:span><text:span text:style-name="T197">, като точките на даден ред се отделят със запетайка и интервал една от друга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<text:bookmark text:name="user-content-цвят-на-повърхнината-color--цвят"/><text:span text:style-name="T218">Цвят на повърхнината</text:span><text:span text:style-name="T204">. </text:span><text:span text:style-name="T205">M</text:span><text:span text:style-name="T204">еню</text:span><text:span text:style-name="T205">то</text:span><text:span text:style-name="T204"> за избор на цвят на повърхнината </text:span><text:span text:style-name="T206">се отваря с клик върху</text:span><text:span text:style-name="T204"> </text:span><text:span text:style-name="Source_20_Text"><text:span text:style-name="T222">Color </text:span></text:span><text:span text:style-name="T222">/ </text:span><text:span text:style-name="Source_20_Text"><text:span text:style-name="T222">Цвят</text:span></text:span><text:span text:style-name="Source_20_Text"><text:span text:style-name="T208">.</text:span></text:span></text:p>
        </text:list-item>
        <text:list-item>
          <text:p text:style-name="P84"><text:bookmark text:name="user-content-брой-отразени-линии-line-width--ширина-на-линията"/><text:span text:style-name="T218">Брой отраз</text:span><text:span text:style-name="T219">явани</text:span><text:span text:style-name="T218"> линии</text:span><text:span text:style-name="T208">. </text:span><text:span text:style-name="T209">Б</text:span><text:span text:style-name="T208">роят</text:span><text:span text:style-name="T212"> отраз</text:span><text:span text:style-name="T213">явани</text:span><text:span text:style-name="T212"> линиии (ширината на източника) </text:span><text:span text:style-name="T213">може да се променя чрез опцията </text:span><text:span text:style-name="Source_20_Text"><text:span text:style-name="T223">Line width </text:span></text:span><text:span text:style-name="T223">/ </text:span><text:span text:style-name="Source_20_Text"><text:span text:style-name="T223">Ширина на линията.</text:span></text:span></text:p>
        </text:list-item>
        <text:list-item>
          <text:p text:style-name="P85"><text:soft-page-break/><text:span text:style-name="Source_20_Text"><text:span text:style-name="T219">Активи</text:span></text:span><text:span text:style-name="Source_20_Text"><text:span text:style-name="T220">р</text:span></text:span><text:span text:style-name="Source_20_Text"><text:span text:style-name="T219">а</text:span></text:span><text:span text:style-name="Source_20_Text"><text:span text:style-name="T220">н</text:span></text:span><text:span text:style-name="Source_20_Text"><text:span text:style-name="T219">е / деак</text:span></text:span><text:span text:style-name="Source_20_Text"><text:span text:style-name="T220">т</text:span></text:span><text:span text:style-name="Source_20_Text"><text:span text:style-name="T219">ив</text:span></text:span><text:span text:style-name="Source_20_Text"><text:span text:style-name="T220">ир</text:span></text:span><text:span text:style-name="Source_20_Text"><text:span text:style-name="T219">ан</text:span></text:span><text:span text:style-name="Source_20_Text"><text:span text:style-name="T220">е на интерактивната камера. </text:span></text:span><text:span text:style-name="Source_20_Text"><text:span text:style-name="T210">Отметката </text:span></text:span><text:span text:style-name="Source_20_Text"><text:span text:style-name="T223">Interactive Camera</text:span></text:span><text:span text:style-name="T223">/ </text:span><text:span text:style-name="Source_20_Text"><text:span text:style-name="T223">Интерактивна камера</text:span></text:span><text:span text:style-name="Source_20_Text"><text:span text:style-name="T208"> </text:span></text:span><text:span text:style-name="Source_20_Text"><text:span text:style-name="T210">активира </text:span></text:span><text:span text:style-name="T197">интерактивна камера, тоест възможност за "разглеждане" да сцената от различни гледни точки. </text:span><text:span text:style-name="T201">Тази възможност е предоставена от използваната за визуализацията библиотека </text:span><text:span text:style-name="T216">Three.js</text:span><text:span text:style-name="T201">.</text:span></text:p>
        </text:list-item>
        <text:list-item>
          <text:p text:style-name="P86"><text:span text:style-name="Source_20_Text"><text:span text:style-name="T220">Помощна координатна система. </text:span></text:span><text:span text:style-name="Source_20_Text"><text:span text:style-name="T210">С отметката</text:span></text:span><text:span text:style-name="Source_20_Text"><text:span text:style-name="T201"> </text:span></text:span><text:span text:style-name="Source_20_Text"><text:span text:style-name="T223">Show Axis Helper </text:span></text:span><text:span text:style-name="T223">/ </text:span><text:span text:style-name="Source_20_Text"><text:span text:style-name="T223">Покажи помощна КС </text:span></text:span><text:span text:style-name="T197">се </text:span><text:span text:style-name="T201">активира </text:span><text:span text:style-name="T197">показва</text:span><text:span text:style-name="T201">не</text:span><text:span text:style-name="T197"> </text:span><text:span text:style-name="T201">на</text:span><text:span text:style-name="T197"> вградената помощна координатна система на използваната библиотека </text:span><text:span text:style-name="Source_20_Text"><text:span text:style-name="T214">Three.js</text:span></text:span><text:span text:style-name="T197">.</text:span></text:p>
        </text:list-item>
        <text:list-item>
          <text:p text:style-name="P86"><text:span text:style-name="Source_20_Text"><text:span text:style-name="T221">Визуализиране чрез мрежа. Отметката </text:span></text:span><text:span text:style-name="Source_20_Text"><text:span text:style-name="T223">Vizualize As Wireframe </text:span></text:span><text:span text:style-name="T223">/ </text:span><text:span text:style-name="Source_20_Text"><text:span text:style-name="T223">Покажи мрежа </text:span></text:span><text:span text:style-name="Source_20_Text"><text:span text:style-name="T211">активира</text:span></text:span><text:span text:style-name="T197"> визуал</text:span><text:span text:style-name="T202">изация на повърхнините</text:span><text:span text:style-name="T197"> като мрежа от съставящите ги триъгълници</text:span><text:span text:style-name="T202">(лица)</text:span><text:span text:style-name="T197">. </text:span><text:span text:style-name="T202">Тази функционалност отново е вградена в </text:span><text:span text:style-name="T217">Three.js</text:span><text:span text:style-name="T202">.</text:span></text:p>
        </text:list-item>
        <text:list-item>
          <text:p text:style-name="P87"><text:bookmark text:name="user-content-scale--мащабиране"/><text:span text:style-name="Source_20_Text"><text:span text:style-name="T221">Мащабиране. </text:span></text:span><text:span text:style-name="Source_20_Text"><text:span text:style-name="T207">P</text:span></text:span><text:span text:style-name="Source_20_Text"><text:span text:style-name="T202">азмерът на визуализираните повърхнини </text:span></text:span><text:span text:style-name="Source_20_Text"><text:span text:style-name="T202">може да се променя</text:span></text:span><text:span text:style-name="Source_20_Text"><text:span text:style-name="T195"> </text:span></text:span><text:span text:style-name="Source_20_Text"><text:span text:style-name="T202">чрез стойността, зададена в опц</text:span></text:span><text:span text:style-name="Source_20_Text"><text:span text:style-name="T207">ията</text:span></text:span><text:span text:style-name="Source_20_Text"><text:span text:style-name="T196"> </text:span></text:span><text:span text:style-name="Source_20_Text"><text:span text:style-name="T223">Scale </text:span></text:span><text:span text:style-name="T223">/ </text:span><text:span text:style-name="Source_20_Text"><text:span text:style-name="T223">Мащабиране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Numbering_20_5_20_End" style:class="text">
      <style:paragraph-properties fo:margin-left="0.1965in" fo:margin-right="0in" fo:text-indent="0in" style:auto-text-indent="false"/>
    </style:style>
    <style:style style:name="Numbering_20_5_20_End" style:display-name="Numbering 5 End" style:family="paragraph" style:parent-style-name="List_20_Inden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class="extra"/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00:29.092336379</meta:creation-date>
    <dc:date>2020-10-08T00:09:08.307999852</dc:date>
    <meta:editing-duration>P1DT23H35M41S</meta:editing-duration>
    <meta:editing-cycles>48</meta:editing-cycles>
    <meta:generator>LibreOffice/6.0.7.3$Linux_X86_64 LibreOffice_project/00m0$Build-3</meta:generator>
    <meta:document-statistic meta:table-count="17" meta:image-count="11" meta:object-count="17" meta:page-count="16" meta:paragraph-count="149" meta:word-count="3140" meta:character-count="20864" meta:non-whitespace-character-count="17770"/>
  </office:meta>
</office:document-meta>
</file>

<file path=Object 1/content.xml><?xml version="1.0" encoding="utf-8"?>
<math xmlns="http://www.w3.org/1998/Math/MathML" display="block">
  <semantics>
    <mrow>
      <mi>d</mi>
      <mo stretchy="false">⩽</mo>
      <mi>r</mi>
    </mrow>
    <annotation encoding="StarMath 5.0">d leslant r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u</mi>
            <mi>'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i>'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1</mn>
      </mrow>
    </mrow>
    <annotation encoding="StarMath 5.0"> (u'(t) , v'(t)) left ( binom { u'(t)} { v'(t)}  right ) = 1</annotation>
  </semantics>
</math>
</file>

<file path=Object 11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8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8</mn>
                </munderover>
                <msub>
                  <mi>s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1</mn>
              <mn>2</mn>
            </mfrac>
          </msup>
        </mfrac>
        <mo stretchy="false">=</mo>
        <mrow>
          <mo stretchy="false">±</mo>
          <mi>r</mi>
        </mrow>
      </mrow>
    </mrow>
    <annotation encoding="StarMath 5.0">d_s( u, v )= { sum from{i=0} to{8} sum from{j=0} to{8} s_{i,j}u^i v^j } over {(sum from{i=0} to{10} sum from{j=0} to{10} q_{i,j}u^i v^j) ^ {1 over 2}  } =+-r</annotation>
  </semantics>
</math>
</file>

<file path=Object 12/content.xml><?xml version="1.0" encoding="utf-8"?>
<math xmlns="http://www.w3.org/1998/Math/MathML" display="block">
  <semantics>
    <mrow>
      <mfrac>
        <mrow>
          <mrow>
            <munderover>
              <mo stretchy="false">∑</mo>
              <mrow>
                <mi>i</mi>
                <mo stretchy="false">=</mo>
                <mn>0</mn>
              </mrow>
              <mn>17</mn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n>18</mn>
              </munderover>
              <msub>
                <mi>a</mi>
                <mrow>
                  <mi>i</mi>
                  <mi>,</mi>
                  <mi>j</mi>
                </mrow>
              </msub>
            </mrow>
          </mrow>
          <msup>
            <mi>u</mi>
            <mi>i</mi>
          </msup>
          <msup>
            <mi>v</mi>
            <mi>j</mi>
          </msup>
        </mrow>
        <msup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n>10</mn>
                  </munderover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n>10</mn>
                    </munderover>
                    <msub>
                      <mi>q</mi>
                      <mrow>
                        <mi>i</mi>
                        <mi>,</mi>
                        <mi>j</mi>
                      </mrow>
                    </msub>
                  </mrow>
                </mrow>
                <msup>
                  <mi>u</mi>
                  <mi>i</mi>
                </msup>
                <msup>
                  <mi>v</mi>
                  <mi>j</mi>
                </msup>
              </mrow>
            </mrow>
            <mo fence="true" stretchy="false">)</mo>
          </mrow>
          <mfrac>
            <mn>3</mn>
            <mn>4</mn>
          </mfrac>
        </msup>
      </mfrac>
      <mi>u</mi>
      <mrow>
        <mi>'</mi>
        <mo stretchy="false">+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17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18</mn>
                </munderover>
                <msub>
                  <mi>b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3</mn>
              <mn>2</mn>
            </mfrac>
          </msup>
        </mfrac>
      </mrow>
      <mi>v</mi>
      <mrow>
        <mi>'</mi>
        <mo stretchy="false">=</mo>
        <mn>0</mn>
      </mrow>
    </mrow>
    <annotation encoding="StarMath 5.0">{ sum from{i=0} to{17} sum from{j=0} to{18} a_{i,j}u^i v^j } over {(sum from{i=0} to{10} sum from{j=0} to{10} q_{i,j}u^i v^j) ^ {3 over 4} } u' + { sum from{i=0} to{17} sum from{j=0} to{18} b_{i,j}u^i v^j } over {(sum from{i=0} to{10} sum from{j=0} to{10} q_{i,j}u^i v^j) ^ {3 over 2} }v'=0</annotation>
  </semantics>
</math>
</file>

<file path=Object 13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row>
                    <mi>B</mi>
                    <mo stretchy="false">×</mo>
                    <mi>N</mi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i>A</mi>
                    <mo stretchy="false">−</mo>
                    <mi>Q</mi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fence="true" stretchy="true">|</mo>
            <mrow>
              <mrow>
                <mo fence="true" stretchy="true">|</mo>
                <mrow>
                  <mrow>
                    <mo fence="true" stretchy="false">(</mo>
                    <mrow>
                      <mrow>
                        <mrow>
                          <mi>B</mi>
                          <mo stretchy="false">×</mo>
                          <mi>N</mi>
                        </mrow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fence="true" stretchy="true">|</mo>
              </mrow>
            </mrow>
            <mo fence="true" stretchy="true">|</mo>
          </mrow>
        </mfrac>
        <mo stretchy="false">=</mo>
        <mn>0</mn>
      </mrow>
    </mrow>
    <annotation encoding="StarMath 5.0">d_s(u, v) = {(B times N(u, v)) cdot (A-Q(u, v))} over {abs abs(B times N(u, v))} = 0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i>B</mi>
                <mo stretchy="false">×</mo>
                <mi>N</mi>
              </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row>
                <mi>A</mi>
                <mo stretchy="false">−</mo>
                <mi>Q</mi>
              </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)</mo>
        </mrow>
      </mrow>
      <mo stretchy="false">=</mo>
      <mn>0</mn>
    </mrow>
    <annotation encoding="StarMath 5.0">{(B times N(u, v)) cdot (A-Q(u, v))} = 0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×</mo>
            <mi>N</mi>
          </mrow>
        </mrow>
        <mo fence="true" stretchy="false">)</mo>
      </mrow>
      <mo stretchy="false">⋅</mo>
      <mrow>
        <mo fence="true" stretchy="false">(</mo>
        <mrow>
          <mrow>
            <mi>A</mi>
            <mo stretchy="false">−</mo>
            <mi>Q</mi>
          </mrow>
        </mrow>
        <mo fence="true" stretchy="false">)</mo>
      </mrow>
    </mrow>
    <annotation encoding="StarMath 5.0">{(B times N) cdot (A-Q)}</annotation>
  </semantics>
</math>
</file>

<file path=Object 1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i>B</mi>
                  <mo stretchy="false">×</mo>
                  <mi>N</mi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i>A</mi>
                  <mo stretchy="false">−</mo>
                  <mi>Q</mi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row>
                        <mi>B</mi>
                        <mo stretchy="false">×</mo>
                        <mi>N</mi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  <mo stretchy="false">=</mo>
      <mrow>
        <mo stretchy="false">±</mo>
        <mi>r</mi>
      </mrow>
    </mrow>
    <annotation encoding="StarMath 5.0">{(B times N(u, v)) cdot (A-Q(u, v))} over {abs abs(B times N(u, v))} = +- r</annotation>
  </semantics>
</math>
</file>

<file path=Object 17/content.xml><?xml version="1.0" encoding="utf-8"?>
<math xmlns="http://www.w3.org/1998/Math/MathML" display="block">
  <semantics>
    <mrow>
      <msub>
        <mi>d</mi>
        <mi>a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i>B</mi>
                  <mo stretchy="false">×</mo>
                  <mi>N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A</mi>
                  <mo stretchy="false">−</mo>
                  <mi>Q</mi>
                </mrow>
              </mrow>
              <mo fence="true" stretchy="false">)</mo>
            </mrow>
          </mrow>
          <mo stretchy="false">−</mo>
          <mrow>
            <mo fence="true" stretchy="false">(</mo>
            <mrow>
              <mrow>
                <mo stretchy="false">±</mo>
                <mi>r</mi>
              </mrow>
            </mrow>
            <mo fence="true" stretchy="false">)</mo>
          </mrow>
        </mrow>
      </mrow>
      <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row>
                        <mi>B</mi>
                        <mo stretchy="false">×</mo>
                        <mi>N</mi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  <mo stretchy="false">=</mo>
        <mn>0</mn>
      </mrow>
    </mrow>
    <annotation encoding="StarMath 5.0">d_a(u, v) = {(B times N) cdot (A-Q)} -( +-r ) {abs abs(B times N(u, v))} = 0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s</mi>
          </mrow>
          <mo fence="true" stretchy="false">)</mo>
        </mrow>
        <mo stretchy="false">=</mo>
        <mrow>
          <mi>Q</mi>
          <mo stretchy="false">+</mo>
          <msub>
            <mi>N</mi>
            <mi>s</mi>
          </msub>
        </mrow>
      </mrow>
    </mrow>
    <annotation encoding="StarMath 5.0">E(s) = Q + N_s
</annotation>
  </semantics>
</math>
</file>

<file path=Object 3/content.xml><?xml version="1.0" encoding="utf-8"?>
<math xmlns="http://www.w3.org/1998/Math/MathML" display="block">
  <semantics>
    <mrow>
      <mi>L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+</mo>
          <mi mathvariant="italic">Bt</mi>
        </mrow>
      </mrow>
    </mrow>
    <annotation encoding="StarMath 5.0">L(t) = A +Bt </annotation>
  </semantics>
</math>
</file>

<file path=Object 4/content.xml><?xml version="1.0" encoding="utf-8"?>
<math xmlns="http://www.w3.org/1998/Math/MathML" display="block">
  <semantics>
    <mrow>
      <mi>d</mi>
      <mo stretchy="false">=</mo>
      <mfrac>
        <mrow>
          <mo fence="true" stretchy="true">|</mo>
          <mrow>
            <mrow>
              <mrow>
                <mo fence="true" stretchy="false">(</mo>
                <mrow>
                  <mrow>
                    <mi>B</mi>
                    <mo stretchy="false">×</mo>
                    <mi>N</mi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i>A</mi>
                    <mo stretchy="false">−</mo>
                    <mi>Q</mi>
                  </mrow>
                </mrow>
                <mo fence="true" stretchy="false">)</mo>
              </mrow>
            </mrow>
          </mrow>
          <mo fence="true" stretchy="true">|</mo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 = {abs{(B times N) cdot (A-Q)}} over {abs abs(B times N)} </annotation>
  </semantics>
</math>
</file>

<file path=Object 5/content.xml><?xml version="1.0" encoding="utf-8"?>
<math xmlns="http://www.w3.org/1998/Math/MathML" display="block">
  <semantics>
    <mrow>
      <msub>
        <mi>H</mi>
        <mi mathvariant="italic">uv</mi>
      </msub>
      <mrow>
        <mrow>
          <mo fence="true" stretchy="false">(</mo>
          <mrow>
            <mi>t</mi>
          </mrow>
          <mo fence="true" stretchy="false">)</mo>
        </mrow>
        <mo stretchy="false">=</mo>
        <mspace width="4em"/>
      </mrow>
      <mtable>
        <mtr>
          <mtd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  <mtr>
          <mtd>
            <mrow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</mtable>
      <mspace width="2em"/>
      <mi>,</mi>
      <mspace width="2em"/>
      <mrow>
        <mi>α</mi>
        <mo stretchy="false">≪</mo>
        <mi>t</mi>
        <mo stretchy="false">≪</mo>
        <mi>β</mi>
      </mrow>
    </mrow>
    <annotation encoding="StarMath 5.0">H_{uv}(t) = ~~ binom{u(t)}{v(t)} ~,~ %alpha &lt;&lt; t  &lt;&lt; %beta 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i>r</mi>
      </mrow>
    </mrow>
    <annotation encoding="StarMath 5.0">d( u(t), v(t) ) = r</annotation>
  </semantics>
</math>
</file>

<file path=Object 7/content.xml><?xml version="1.0" encoding="utf-8"?>
<math xmlns="http://www.w3.org/1998/Math/MathML" display="block">
  <semantics>
    <mrow>
      <msub>
        <mi>d</mi>
        <mi>s</mi>
      </msub>
      <mo stretchy="false">=</mo>
      <mfrac>
        <mrow>
          <mrow>
            <mo fence="true" stretchy="false">(</mo>
            <mrow>
              <mrow>
                <mi>B</mi>
                <mo stretchy="false">×</mo>
                <mi>N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−</mo>
                <mi>Q</mi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_s = {(B times N) cdot (A-Q)} over {abs abs(B times N)} </annotation>
  </semantics>
</math>
</file>

<file path=Object 8/content.xml><?xml version="1.0" encoding="utf-8"?>
<math xmlns="http://www.w3.org/1998/Math/MathML" display="block">
  <semantics>
    <mrow>
      <msub>
        <mi>d</mi>
        <mi>t</mi>
      </msub>
      <mrow>
        <mo fence="true" stretchy="false">(</mo>
        <mrow>
          <mrow>
            <mi>u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row>
          <mspace width="2em"/>
          <mo stretchy="false">±</mo>
          <mi>r</mi>
        </mrow>
      </mrow>
    </mrow>
    <annotation encoding="StarMath 5.0">d_t( u(t), v(t) ) ~=~ +-r</annotation>
  </semantics>
</math>
</file>

<file path=Object 9/content.xml><?xml version="1.0" encoding="utf-8"?>
<math xmlns="http://www.w3.org/1998/Math/MathML" display="block">
  <semantics>
    <mrow>
      <mo stretchy="false">∇</mo>
      <msub>
        <mi>d</mi>
        <mi>s</mi>
      </msub>
      <msup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i>T</mi>
      </msup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0</mn>
      </mrow>
    </mrow>
    <annotation encoding="StarMath 5.0"> nabla d_s( u, v ) ^ T left ( binom { u'(t)} { v'(t)}  right ) = 0</annotation>
  </semantics>
</math>
</file>